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apey" svg:font-family="Arape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99mm"/>
    </style:style>
    <style:style style:name="co2" style:family="table-column">
      <style:table-column-properties fo:break-before="auto" style:column-width="16.5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.17mm"/>
    </style:style>
    <style:style style:name="co5" style:family="table-column">
      <style:table-column-properties fo:break-before="auto" style:column-width="75mm"/>
    </style:style>
    <style:style style:name="co6" style:family="table-column">
      <style:table-column-properties fo:break-before="auto" style:column-width="14.85mm"/>
    </style:style>
    <style:style style:name="co7" style:family="table-column">
      <style:table-column-properties fo:break-before="auto" style:column-width="22.77mm"/>
    </style:style>
    <style:style style:name="co8" style:family="table-column">
      <style:table-column-properties fo:break-before="auto" style:column-width="21.78mm"/>
    </style:style>
    <style:style style:name="co9" style:family="table-column">
      <style:table-column-properties fo:break-before="auto" style:column-width="25.51mm"/>
    </style:style>
    <style:style style:name="co10" style:family="table-column">
      <style:table-column-properties fo:break-before="auto" style:column-width="47.04mm"/>
    </style:style>
    <style:style style:name="co11" style:family="table-column">
      <style:table-column-properties fo:break-before="auto" style:column-width="50.25mm"/>
    </style:style>
    <style:style style:name="co12" style:family="table-column">
      <style:table-column-properties fo:break-before="auto" style:column-width="43.83mm"/>
    </style:style>
    <style:style style:name="co13" style:family="table-column">
      <style:table-column-properties fo:break-before="auto" style:column-width="54.95mm"/>
    </style:style>
    <style:style style:name="co14" style:family="table-column">
      <style:table-column-properties fo:break-before="auto" style:column-width="10.62mm"/>
    </style:style>
    <style:style style:name="co15" style:family="table-column">
      <style:table-column-properties fo:break-before="auto" style:column-width="37.02mm"/>
    </style:style>
    <style:style style:name="co16" style:family="table-column">
      <style:table-column-properties fo:break-before="auto" style:column-width="2.03mm"/>
    </style:style>
    <style:style style:name="co17" style:family="table-column">
      <style:table-column-properties fo:break-before="auto" style:column-width="37.85mm"/>
    </style:style>
    <style:style style:name="co18" style:family="table-column">
      <style:table-column-properties fo:break-before="auto" style:column-width="15.79mm"/>
    </style:style>
    <style:style style:name="co19" style:family="table-column">
      <style:table-column-properties fo:break-before="auto" style:column-width="3.16mm"/>
    </style:style>
    <style:style style:name="co20" style:family="table-column">
      <style:table-column-properties fo:break-before="auto" style:column-width="2.72mm"/>
    </style:style>
    <style:style style:name="co21" style:family="table-column">
      <style:table-column-properties fo:break-before="auto" style:column-width="22.21mm"/>
    </style:style>
    <style:style style:name="co22" style:family="table-column">
      <style:table-column-properties fo:break-before="auto" style:column-width="6.31mm"/>
    </style:style>
    <style:style style:name="ro1" style:family="table-row">
      <style:table-row-properties style:row-height="1.9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 style:data-style-name="N100">
      <style:table-cell-properties style:vertical-align="middle"/>
      <style:text-properties style:font-name="Arapey" fo:font-size="5pt" style:font-size-asian="5pt" style:font-size-complex="5pt"/>
    </style:style>
    <style:style style:name="ce10" style:family="table-cell" style:parent-style-name="Default" style:data-style-name="N100">
      <style:table-cell-properties style:vertical-align="middle"/>
      <style:text-properties style:font-name="Arapey" fo:font-size="5pt" fo:font-weight="bold" style:font-size-asian="5pt" style:font-weight-asian="bold" style:font-size-complex="5pt" style:font-weight-complex="bold"/>
    </style:style>
    <style:style style:name="ce11" style:family="table-cell" style:parent-style-name="Default">
      <style:text-properties style:font-name="Liberation Serif"/>
    </style:style>
    <style:style style:name="ce12" style:family="table-cell" style:parent-style-name="Default">
      <style:text-properties style:font-name="Liberation Serif" fo:font-weight="bold" style:font-weight-asian="bold" style:font-weight-complex="bold"/>
    </style:style>
    <style:style style:name="ce13" style:family="table-cell" style:parent-style-name="Default" style:data-style-name="N100"/>
    <style:style style:name="ce3" style:family="table-cell" style:parent-style-name="Default" style:data-style-name="N100">
      <style:table-cell-properties fo:border-bottom="none" fo:border-left="none" fo:border-right="none" fo:border-top="0.06pt solid #000000" style:vertical-align="middle"/>
      <style:text-properties style:font-name="Arapey" fo:font-size="5pt" style:font-size-asian="5pt" style:font-size-complex="5pt"/>
    </style:style>
    <style:style style:name="ce4" style:family="table-cell" style:parent-style-name="Default" style:data-style-name="N100">
      <style:table-cell-properties fo:border-bottom="none" fo:border-left="0.06pt solid #000000" fo:border-right="0.06pt solid #000000" fo:border-top="none" style:vertical-align="middle"/>
      <style:text-properties style:font-name="Arapey" fo:font-size="5pt" style:font-size-asian="5pt" style:font-size-complex="5pt"/>
    </style:style>
    <style:style style:name="ce5" style:family="table-cell" style:parent-style-name="Default" style:data-style-name="N100">
      <style:table-cell-properties fo:border="none" style:vertical-align="middle"/>
      <style:text-properties style:font-name="Arapey" fo:font-size="5pt" style:font-size-asian="5pt" style:font-size-complex="5pt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 style:vertical-align="middle"/>
      <style:text-properties style:font-name="Arapey" fo:font-size="5pt" fo:font-weight="bold" style:font-size-asian="5pt" style:font-weight-asian="bold" style:font-size-complex="5pt" style:font-weight-complex="bold"/>
    </style:style>
    <style:style style:name="ce7" style:family="table-cell" style:parent-style-name="Default" style:data-style-name="N100">
      <style:table-cell-properties fo:border-bottom="none" fo:border-left="0.06pt solid #000000" fo:border-right="none" fo:border-top="0.06pt solid #000000" style:vertical-align="middle"/>
      <style:text-properties style:font-name="Arapey" fo:font-size="5pt" style:font-size-asian="5pt" style:font-size-complex="5pt"/>
    </style:style>
    <style:style style:name="ce8" style:family="table-cell" style:parent-style-name="Default" style:data-style-name="N100">
      <style:table-cell-properties fo:border-bottom="none" fo:border-left="0.06pt solid #000000" fo:border-right="none" fo:border-top="none" style:vertical-align="middle"/>
      <style:text-properties style:font-name="Arapey" fo:font-size="5pt" style:font-size-asian="5pt" style:font-size-complex="5pt"/>
    </style:style>
    <style:style style:name="ce19" style:family="table-cell" style:parent-style-name="Default" style:data-style-name="N100">
      <style:table-cell-properties fo:border-bottom="0.06pt solid #000000" fo:border-left="none" fo:border-right="none" fo:border-top="none" style:vertical-align="middle"/>
      <style:text-properties style:font-name="Arapey" fo:font-size="5pt" style:font-size-asian="5pt" style:font-size-complex="5pt"/>
    </style:style>
    <style:style style:name="ce20" style:family="table-cell" style:parent-style-name="Default" style:data-style-name="N100">
      <style:table-cell-properties fo:border-bottom="0.06pt solid #000000" fo:border-left="0.06pt solid #000000" fo:border-right="none" fo:border-top="none" style:vertical-align="middle"/>
      <style:text-properties style:font-name="Arapey" fo:font-size="5pt" fo:font-weight="bold" style:font-size-asian="5pt" style:font-weight-asian="bold" style:font-size-complex="5pt" style:font-weight-complex="bold"/>
    </style:style>
  </office:automatic-styles>
  <office:body>
    <office:spreadsheet>
      <table:calculation-settings table:use-regular-expressions="false" table:use-wildcards="true"/>
      <table:table table:name="dts_inclusion" table:style-name="ta1">
        <table:table-column table:style-name="co1" table:number-columns-repeated="5" table:default-cell-style-name="ce9"/>
        <table:table-column table:style-name="co2" table:default-cell-style-name="ce9"/>
        <table:table-column table:style-name="co1" table:number-columns-repeated="7" table:default-cell-style-name="ce9"/>
        <table:table-column table:style-name="co3" table:number-columns-repeated="1011" table:default-cell-style-name="ce9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cm283x.dtsi</text:p>
          </table:table-cell>
          <table:table-cell table:number-columns-repeated="6"/>
          <table:table-cell office:value-type="string" calcext:value-type="string">
            <text:p>bcm283x.dtsi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cm283x-uboot.dtsi</text:p>
          </table:table-cell>
          <table:table-cell table:number-columns-repeated="1020"/>
        </table:table-row>
        <table:table-row table:style-name="ro1">
          <table:table-cell table:number-columns-repeated="8"/>
          <table:table-cell office:value-type="string" calcext:value-type="string">
            <text:p>bcm2835.dtsi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bcm270x.dtsi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bcm2708-rpi.dtsi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bcm2708.dtsi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cm2835.dts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cm2835-rpi.dts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cm283x-rpi-smsc9512.dtsi</text:p>
          </table:table-cell>
          <table:table-cell table:number-columns-repeated="5"/>
          <table:table-cell office:value-type="string" calcext:value-type="string">
            <text:p>bcm283x-rpi-smsc9512.dtsi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cm283x-rpi-usb-host.dtsi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bcm2835-rpi-b.dts</text:p>
          </table:table-cell>
          <table:table-cell table:number-columns-repeated="5"/>
          <table:table-cell table:style-name="ce10" office:value-type="string" calcext:value-type="string">
            <text:p>bcm2708-rpi-b.dts</text:p>
          </table:table-cell>
          <table:table-cell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6" table:style-name="ta1">
        <office:forms form:automatic-focus="false" form:apply-design-mode="false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3" table:number-columns-repeated="2" table:default-cell-style-name="ce11"/>
        <table:table-column table:style-name="co10" table:default-cell-style-name="ce11"/>
        <table:table-column table:style-name="co11" table:default-cell-style-name="ce11"/>
        <table:table-column table:style-name="co3" table:default-cell-style-name="ce11"/>
        <table:table-column table:style-name="co12" table:default-cell-style-name="ce11"/>
        <table:table-column table:style-name="co3" table:number-columns-repeated="4" table:default-cell-style-name="ce11"/>
        <table:table-column table:style-name="co13" table:default-cell-style-name="ce11"/>
        <table:table-column table:style-name="co3" table:number-columns-repeated="1007" table:default-cell-style-name="ce11"/>
        <table:table-row table:style-name="ro3">
          <table:table-cell table:number-columns-repeated="5"/>
          <table:table-cell table:style-name="ce12" office:value-type="string" calcext:value-type="string">
            <text:p>ARCH</text:p>
          </table:table-cell>
          <table:table-cell table:style-name="ce12"/>
          <table:table-cell/>
          <table:table-cell table:style-name="ce12" office:value-type="string" calcext:value-type="string">
            <text:p>TARGET</text:p>
          </table:table-cell>
          <table:table-cell table:style-name="ce12" office:value-type="string" calcext:value-type="string">
            <text:p>DEFAULT_DEVICE_TREE</text:p>
          </table:table-cell>
          <table:table-cell table:style-name="ce12" office:value-type="string" calcext:value-type="string">
            <text:p>MACH</text:p>
          </table:table-cell>
          <table:table-cell table:style-name="ce12" office:value-type="string" calcext:value-type="string">
            <text:p>SYS_EXTRA_OPTIONS</text:p>
          </table:table-cell>
          <table:table-cell/>
          <table:table-cell table:style-name="ce12" office:value-type="string" calcext:value-type="string">
            <text:p>DEFAULT_FDT_FILE</text:p>
          </table:table-cell>
          <table:table-cell/>
          <table:table-cell table:style-name="ce12" office:value-type="string" calcext:value-type="string">
            <text:p>VENDOR</text:p>
          </table:table-cell>
          <table:table-cell table:number-columns-repeated="1008"/>
        </table:table-row>
        <table:table-row table:style-name="ro3">
          <table:table-cell/>
          <table:table-cell table:style-name="ce12" office:value-type="string" calcext:value-type="string">
            <text:p>10m50</text:p>
          </table:table-cell>
          <table:table-cell office:value-type="string" calcext:value-type="string">
            <text:p>NIOS2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3c120</text:p>
          </table:table-cell>
          <table:table-cell office:value-type="string" calcext:value-type="string">
            <text:p>NIOS2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A10-OLinuXino-Lime</text:p>
          </table:table-cell>
          <table:table-cell table:number-columns-repeated="3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4I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A10s-OLinuXino-M</text:p>
          </table:table-cell>
          <table:table-cell table:number-columns-repeated="3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5I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A13-OLinuXinoM_defconfig</text:p>
          </table:table-cell>
          <table:table-cell table:number-columns-repeated="3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5I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A13-OLinuXino</text:p>
          </table:table-cell>
          <table:table-cell table:number-columns-repeated="3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5I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A20-OLinuXino-Lime2-eMMC</text:p>
          </table:table-cell>
          <table:table-cell table:number-columns-repeated="3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7I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A20-OLinuXino-Lime2</text:p>
          </table:table-cell>
          <table:table-cell table:number-columns-repeated="3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7I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A20-OLinuXino-Lime</text:p>
          </table:table-cell>
          <table:table-cell table:number-columns-repeated="3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7I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A20-OLinuXino_MICRO-eMMC</text:p>
          </table:table-cell>
          <table:table-cell table:number-columns-repeated="3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7I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A20-OLinuXino_MICRO</text:p>
          </table:table-cell>
          <table:table-cell table:number-columns-repeated="3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7I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A20-Olimex-SOM-EVB</text:p>
          </table:table-cell>
          <table:table-cell table:number-columns-repeated="3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7I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A20-Olimex-SOM204-EVB-eMMC</text:p>
          </table:table-cell>
          <table:table-cell table:number-columns-repeated="3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7I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A20-Olimex-SOM204-EVB</text:p>
          </table:table-cell>
          <table:table-cell table:number-columns-repeated="3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7I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A33-OLinuXino</text:p>
          </table:table-cell>
          <table:table-cell table:number-columns-repeated="3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8I_A33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Ainol_AW1</text:p>
          </table:table-cell>
          <table:table-cell table:number-columns-repeated="3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7I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Ampe_A76</text:p>
          </table:table-cell>
          <table:table-cell table:number-columns-repeated="3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5I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Auxtek-T003</text:p>
          </table:table-cell>
          <table:table-cell table:number-columns-repeated="3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5I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Auxtek-T004</text:p>
          </table:table-cell>
          <table:table-cell table:number-columns-repeated="3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5I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B4420QDS_NAND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4420QDS_SPI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4420QDS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4860QDS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4860QDS_SECUR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4860QDS_SPI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4860QDS_SRIO_PCI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4860QDS_defconfig</text:p>
          </table:table-cell>
          <table:table-cell table:number-columns-repeated="1022"/>
        </table:table-row>
        <table:table-row table:style-name="ro3">
          <table:table-cell/>
          <table:table-cell table:style-name="ce12" office:value-type="string" calcext:value-type="string">
            <text:p>BSC9131RDB_NAND_SYSCLK100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SC9131RDB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SC9131RDB_SPIFLASH_SYSCLK10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SC9131RDB_SPI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SC9132QDS_NAND_DDRCLK100_SECURE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SC9132QDS_NAND_DDRCLK10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SC9132QDS_NAND_DDRCLK133_SECURE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SC9132QDS_NAND_DDRCLK133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SC9132QDS_NOR_DDRCLK100_SECURE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SC9132QDS_NOR_DDRCLK10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SC9132QDS_NOR_DDRCLK133_SECURE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SC9132QDS_NOR_DDRCLK133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SC9132QDS_SDCARD_DDRCLK100_SECURE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SC9132QDS_SDCARD_DDRCLK10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SC9132QDS_SDCARD_DDRCLK133_SECURE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SC9132QDS_SDCARD_DDRCLK133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SC9132QDS_SPIFLASH_DDRCLK100_SECURE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SC9132QDS_SPIFLASH_DDRCLK10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SC9132QDS_SPIFLASH_DDRCLK133_SECURE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SC9132QDS_SPIFLASH_DDRCLK133_defconfig</text:p>
          </table:table-cell>
          <table:table-cell table:number-columns-repeated="1022"/>
        </table:table-row>
        <table:table-row table:style-name="ro3">
          <table:table-cell/>
          <table:table-cell table:style-name="ce12" office:value-type="string" calcext:value-type="string">
            <text:p>Bananapi_M2_Ultra</text:p>
          </table:table-cell>
          <table:table-cell table:number-columns-repeated="3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8I_R40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Bananapi</text:p>
          </table:table-cell>
          <table:table-cell table:number-columns-repeated="3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7I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Bananapi_m2m</text:p>
          </table:table-cell>
          <table:table-cell table:number-columns-repeated="3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8I_A33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Bananapro</text:p>
          </table:table-cell>
          <table:table-cell table:number-columns-repeated="3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7I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C29XPCIE_NAND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29XPCIE_NOR_SEC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29XPCIE_SPIFLASH_SEC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29XPCIE_SPI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29XPCIE_defconfig</text:p>
          </table:table-cell>
          <table:table-cell table:number-columns-repeated="1022"/>
        </table:table-row>
        <table:table-row table:style-name="ro3">
          <table:table-cell/>
          <table:table-cell table:style-name="ce12" office:value-type="string" calcext:value-type="string">
            <text:p>CHIP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5I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CHIP_pr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5I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CSQ_CS90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6I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Chuwi_V7_CW082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4I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Colombus</text:p>
          </table:table-cell>
          <table:table-cell table:number-columns-repeated="8"/>
          <table:table-cell office:value-type="string" calcext:value-type="string">
            <text:p>SUN6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Cubieboard2</text:p>
          </table:table-cell>
          <table:table-cell table:number-columns-repeated="8"/>
          <table:table-cell office:value-type="string" calcext:value-type="string">
            <text:p>SUN7I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Cubieboard4</text:p>
          </table:table-cell>
          <table:table-cell table:number-columns-repeated="8"/>
          <table:table-cell office:value-type="string" calcext:value-type="string">
            <text:p>SUN9I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Cubieboard</text:p>
          </table:table-cell>
          <table:table-cell table:number-columns-repeated="8"/>
          <table:table-cell office:value-type="string" calcext:value-type="string">
            <text:p>SUN4I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Cubietruck</text:p>
          </table:table-cell>
          <table:table-cell table:number-columns-repeated="8"/>
          <table:table-cell office:value-type="string" calcext:value-type="string">
            <text:p>SUN7I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Cubietruck_plus</text:p>
          </table:table-cell>
          <table:table-cell table:number-columns-repeated="8"/>
          <table:table-cell office:value-type="string" calcext:value-type="string">
            <text:p>SUN8I_A83T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Cyrus_P5020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yrus_P5040_defconfig</text:p>
          </table:table-cell>
          <table:table-cell table:number-columns-repeated="1022"/>
        </table:table-row>
        <table:table-row table:style-name="ro3">
          <table:table-cell/>
          <table:table-cell table:style-name="ce12" office:value-type="string" calcext:value-type="string">
            <text:p>Empire_electronix_d709</text:p>
          </table:table-cell>
          <table:table-cell table:number-columns-repeated="8"/>
          <table:table-cell office:value-type="string" calcext:value-type="string">
            <text:p>SUN5I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Empire_electronix_m712</text:p>
          </table:table-cell>
          <table:table-cell table:number-columns-repeated="8"/>
          <table:table-cell office:value-type="string" calcext:value-type="string">
            <text:p>SUN5I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Hummingbird_A31</text:p>
          </table:table-cell>
          <table:table-cell table:number-columns-repeated="8"/>
          <table:table-cell office:value-type="string" calcext:value-type="string">
            <text:p>SUN6I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Hyundai_A7HD</text:p>
          </table:table-cell>
          <table:table-cell table:number-columns-repeated="8"/>
          <table:table-cell office:value-type="string" calcext:value-type="string">
            <text:p>SUN4I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Itead_Ibox_A20</text:p>
          </table:table-cell>
          <table:table-cell table:number-columns-repeated="8"/>
          <table:table-cell office:value-type="string" calcext:value-type="string">
            <text:p>SUN7I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Lamobo_R1</text:p>
          </table:table-cell>
          <table:table-cell table:number-columns-repeated="8"/>
          <table:table-cell office:value-type="string" calcext:value-type="string">
            <text:p>SUN7I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LicheePi_Zero</text:p>
          </table:table-cell>
          <table:table-cell table:number-columns-repeated="8"/>
          <table:table-cell office:value-type="string" calcext:value-type="string">
            <text:p>SUN8I_V3S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Linksprite_pcDuino3_Nano</text:p>
          </table:table-cell>
          <table:table-cell table:number-columns-repeated="8"/>
          <table:table-cell office:value-type="string" calcext:value-type="string">
            <text:p>SUN7I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Linksprite_pcDuino3</text:p>
          </table:table-cell>
          <table:table-cell table:number-columns-repeated="8"/>
          <table:table-cell office:value-type="string" calcext:value-type="string">
            <text:p>SUN7I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Linksprite_pcDuino</text:p>
          </table:table-cell>
          <table:table-cell table:number-columns-repeated="8"/>
          <table:table-cell office:value-type="string" calcext:value-type="string">
            <text:p>SUN4I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M5208EVBE</text:p>
          </table:table-cell>
          <table:table-cell office:value-type="string" calcext:value-type="string">
            <text:p>M68K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M52277EVB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52277EVB_stmicro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5235EVB_Flash32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5235EVB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5249EVB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5253DEMO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5253EVBE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5272C3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5275EVB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5282EVB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53017EVB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5329AFEE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5329BFEE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5373EVB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54418TWR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54418TWR_nand_mii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54418TWR_nand_rmii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54418TWR_nand_rmii_lowfreq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54418TWR_serial_mii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54418TWR_serial_rmii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54451EVB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54451EVB_stmicro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54455EVB_a66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54455EVB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54455EVB_i66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54455EVB_intel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54455EVB_stm33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5475AFE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5475BFE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5475CFE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5475DFE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5475EFE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5475FFE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5475GFE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5485AFE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5485BFE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5485CFE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5485DFE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5485EFE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5485FFE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5485GFE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5485HFE_defconfig</text:p>
          </table:table-cell>
          <table:table-cell table:number-columns-repeated="1022"/>
        </table:table-row>
        <table:table-row table:style-name="ro3">
          <table:table-cell/>
          <table:table-cell table:style-name="ce12" office:value-type="string" calcext:value-type="string">
            <text:p>MCR3000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MK808C</text:p>
          </table:table-cell>
          <table:table-cell table:number-columns-repeated="8"/>
          <table:table-cell office:value-type="string" calcext:value-type="string">
            <text:p>SUN7I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MPC8308RDB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MPC8313ERDB_33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PC8313ERDB_66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PC8313ERDB_NAND_33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PC8313ERDB_NAND_66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PC8315ERDB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PC8323ERDB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PC832XEMDS_ATM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PC832XEMDS_HOST_33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PC832XEMDS_HOST_66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PC832XEMDS_SLAVE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PC832XEMDS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PC8349EMDS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PC8349ITXGP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PC8349ITX_LOW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PC8349ITX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PC837XEMDS_HOS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PC837XEMDS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PC837XERDB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PC8536DS_36BI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PC8536DS_SDC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PC8536DS_SPI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PC8536DS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PC8541CDS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PC8541CDS_legacy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PC8544DS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PC8548CDS_36BI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PC8548CDS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PC8548CDS_legacy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PC8555CDS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PC8555CDS_legacy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PC8568MDS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PC8569MDS_ATM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PC8569MDS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PC8572DS_36BI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PC8572DS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PC8610HPC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PC8641HPCN_36BI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MPC8641HPCN_defconfig</text:p>
          </table:table-cell>
          <table:table-cell table:number-columns-repeated="1022"/>
        </table:table-row>
        <table:table-row table:style-name="ro3">
          <table:table-cell/>
          <table:table-cell table:style-name="ce12" office:value-type="string" calcext:value-type="string">
            <text:p>MSI_Primo73</text:p>
          </table:table-cell>
          <table:table-cell table:number-columns-repeated="8"/>
          <table:table-cell office:value-type="string" calcext:value-type="string">
            <text:p>SUN7I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MSI_Primo81</text:p>
          </table:table-cell>
          <table:table-cell table:number-columns-repeated="8"/>
          <table:table-cell office:value-type="string" calcext:value-type="string">
            <text:p>SUN6I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Marsboard_A10</text:p>
          </table:table-cell>
          <table:table-cell table:number-columns-repeated="8"/>
          <table:table-cell office:value-type="string" calcext:value-type="string">
            <text:p>SUN4I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Mele_A1000G_quad</text:p>
          </table:table-cell>
          <table:table-cell table:number-columns-repeated="8"/>
          <table:table-cell office:value-type="string" calcext:value-type="string">
            <text:p>SUN6I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Mele_A1000</text:p>
          </table:table-cell>
          <table:table-cell table:number-columns-repeated="8"/>
          <table:table-cell office:value-type="string" calcext:value-type="string">
            <text:p>SUN4I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Mele_I7</text:p>
          </table:table-cell>
          <table:table-cell table:number-columns-repeated="8"/>
          <table:table-cell office:value-type="string" calcext:value-type="string">
            <text:p>SUN6I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Mele_M3</text:p>
          </table:table-cell>
          <table:table-cell table:number-columns-repeated="8"/>
          <table:table-cell office:value-type="string" calcext:value-type="string">
            <text:p>SUN7I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Mele_M5</text:p>
          </table:table-cell>
          <table:table-cell table:number-columns-repeated="8"/>
          <table:table-cell office:value-type="string" calcext:value-type="string">
            <text:p>SUN7I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Mele_M9</text:p>
          </table:table-cell>
          <table:table-cell table:number-columns-repeated="8"/>
          <table:table-cell office:value-type="string" calcext:value-type="string">
            <text:p>SUN6I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Merrii_A80_Optimus</text:p>
          </table:table-cell>
          <table:table-cell table:number-columns-repeated="8"/>
          <table:table-cell office:value-type="string" calcext:value-type="string">
            <text:p>SUN9I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MigoR</text:p>
          </table:table-cell>
          <table:table-cell office:value-type="string" calcext:value-type="string">
            <text:p>SH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Mini-X</text:p>
          </table:table-cell>
          <table:table-cell table:number-columns-repeated="8"/>
          <table:table-cell office:value-type="string" calcext:value-type="string">
            <text:p>SUN4I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Nintendo_NES_Classic_Edition</text:p>
          </table:table-cell>
          <table:table-cell table:number-columns-repeated="8"/>
          <table:table-cell office:value-type="string" calcext:value-type="string">
            <text:p>SUN8I_A33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Orangepi</text:p>
          </table:table-cell>
          <table:table-cell table:number-columns-repeated="8"/>
          <table:table-cell office:value-type="string" calcext:value-type="string">
            <text:p>SUN7I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Orangepi_mini</text:p>
          </table:table-cell>
          <table:table-cell table:number-columns-repeated="8"/>
          <table:table-cell office:value-type="string" calcext:value-type="string">
            <text:p>SUN7I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P1010RDB-PA_36BIT_NAND_SECBOOT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P1010RDB-PA_36BIT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10RDB-PA_36BIT_NOR_SEC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10RDB-PA_36BIT_NOR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10RDB-PA_36BIT_SDC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10RDB-PA_36BIT_SPIFLASH_SEC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10RDB-PA_36BIT_SPI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10RDB-PA_NAND_SEC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10RDB-PA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10RDB-PA_NOR_SEC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10RDB-PA_NOR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10RDB-PA_SDC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10RDB-PA_SPIFLASH_SEC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10RDB-PA_SPI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10RDB-PB_36BIT_NAND_SEC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10RDB-PB_36BIT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10RDB-PB_36BIT_NOR_SEC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10RDB-PB_36BIT_NOR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10RDB-PB_36BIT_SDC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10RDB-PB_36BIT_SPIFLASH_SEC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10RDB-PB_36BIT_SPI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10RDB-PB_NAND_SEC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10RDB-PB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10RDB-PB_NOR_SEC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10RDB-PB_NOR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10RDB-PB_SDC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10RDB-PB_SPIFLASH_SEC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10RDB-PB_SPI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0MBG-PC_36BIT_SDC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0MBG-PC_36BI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0MBG-PC_SDC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0MBG-PC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0RDB-PC_36BIT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0RDB-PC_36BIT_SDC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0RDB-PC_36BIT_SPI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0RDB-PC_36BI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0RDB-PC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0RDB-PC_SDC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0RDB-PC_SPI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0RDB-PC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0RDB-PD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0RDB-PD_SDC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0RDB-PD_SPI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0RDB-P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0UTM-PC_36BIT_SDC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0UTM-PC_36BI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0UTM-PC_SDC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0UTM-PC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1RDB-PC_36BIT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1RDB-PC_36BIT_SDC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1RDB-PC_36BIT_SPI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1RDB-PC_36BI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1RDB-PC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1RDB-PC_SDC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1RDB-PC_SPI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1RDB-PC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2DS_36BIT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2DS_36BIT_SDC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2DS_36BIT_SPI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2DS_36BI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2DS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2DS_SDC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2DS_SPI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2DS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3RDB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4RDB_36BI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4RDB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4RDB_SDC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4RDB_SPI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4RDB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5RDB_36BI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5RDB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5RDB_SDC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5RDB_SPI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1025RDB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2020RDB-PC_36BIT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2020RDB-PC_36BIT_SDC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2020RDB-PC_36BIT_SPI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2020RDB-PC_36BI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2020RDB-PC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2020RDB-PC_SDC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2020RDB-PC_SPI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2020RDB-PC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2041RDB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2041RDB_SDC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2041RDB_SECUR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2041RDB_SPI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2041RDB_SRIO_PCI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2041RDB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3041DS_NAND_SECUR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3041DS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3041DS_SDC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3041DS_SECUR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3041DS_SPI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3041DS_SRIO_PCI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3041DS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4080DS_SDC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4080DS_SECUR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4080DS_SPI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4080DS_SRIO_PCI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4080DS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5020DS_NAND_SECUR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5020DS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5020DS_SDC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5020DS_SECUR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5020DS_SPI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5020DS_SRIO_PCI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5020DS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5040DS_NAND_SECUR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5040DS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5040DS_SDC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5040DS_SECUR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5040DS_SPI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5040DS_defconfig</text:p>
          </table:table-cell>
          <table:table-cell table:number-columns-repeated="1022"/>
        </table:table-row>
        <table:table-row table:style-name="ro3">
          <table:table-cell/>
          <table:table-cell table:style-name="ce12" office:value-type="string" calcext:value-type="string">
            <text:p>Sinlinx_SinA31s</text:p>
          </table:table-cell>
          <table:table-cell table:number-columns-repeated="8"/>
          <table:table-cell office:value-type="string" calcext:value-type="string">
            <text:p>SUN6I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Sinlinx_SinA33</text:p>
          </table:table-cell>
          <table:table-cell table:number-columns-repeated="8"/>
          <table:table-cell office:value-type="string" calcext:value-type="string">
            <text:p>SUN8I_A33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Sinovoip_BPI_M2_Plus</text:p>
          </table:table-cell>
          <table:table-cell table:number-columns-repeated="8"/>
          <table:table-cell office:value-type="string" calcext:value-type="string">
            <text:p>SUN8I_H3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Sinovoip_BPI_M2</text:p>
          </table:table-cell>
          <table:table-cell table:number-columns-repeated="8"/>
          <table:table-cell office:value-type="string" calcext:value-type="string">
            <text:p>SUN6I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Sinovoip_BPI_M3</text:p>
          </table:table-cell>
          <table:table-cell table:number-columns-repeated="8"/>
          <table:table-cell office:value-type="string" calcext:value-type="string">
            <text:p>SUN8I_A83T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Sunchip_CX-A99</text:p>
          </table:table-cell>
          <table:table-cell table:number-columns-repeated="8"/>
          <table:table-cell office:value-type="string" calcext:value-type="string">
            <text:p>SUN9I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T1023RDB_NAND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T1023RDB_SDC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1023RDB_SECUR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1023RDB_SPI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1023RDB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1024QDS_DDR4_SECUR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1024QDS_DDR4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1024QDS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1024QDS_SDC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1024QDS_SECUR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1024QDS_SPI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1024QDS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1024RDB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1024RDB_SDC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1024RDB_SECUR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1024RDB_SPI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1024RDB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1040D4RDB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1040D4RDB_SDC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1040D4RDB_SECUR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1040D4RDB_SPI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1040D4RDB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1040QDS_DDR4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1040QDS_SECUR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1040QDS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1040RDB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1040RDB_SDC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1040RDB_SECUR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1040RDB_SPI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1040RDB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1042D4RDB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1042D4RDB_SDC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1042D4RDB_SECUR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1042D4RDB_SPI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1042D4RDB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1042RDB_PI_NAND_SECUR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1042RDB_PI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1042RDB_PI_SDC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1042RDB_PI_SPI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1042RDB_PI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1042RDB_SECUR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1042RDB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2080QDS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2080QDS_SDC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2080QDS_SECUR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2080QDS_SPI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2080QDS_SRIO_PCI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2080QDS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2080RDB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2080RDB_SDC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2080RDB_SECUR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2080RDB_SPI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2080RDB_SRIO_PCI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2080RDB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2081QDS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2081QDS_SDC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2081QDS_SPI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2081QDS_SRIO_PCI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2081QDS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4160QDS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4160QDS_SDC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4160QDS_SECUR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4160QDS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4160RDB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4240QDS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4240QDS_SDC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4240QDS_SECUR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4240QDS_SRIO_PCI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4240QDS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4240RDB_SDC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4240RDB_defconfig</text:p>
          </table:table-cell>
          <table:table-cell table:number-columns-repeated="1022"/>
        </table:table-row>
        <table:table-row table:style-name="ro3">
          <table:table-cell/>
          <table:table-cell table:style-name="ce12" office:value-type="string" calcext:value-type="string">
            <text:p>TQM834x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TWR-P1025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UCP1020_SPIFLASH</text:p>
          </table:table-cell>
          <table:table-cell office:value-type="string" calcext:value-type="string">
            <text:p>PPC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UCP1020_defconfig</text:p>
          </table:table-cell>
          <table:table-cell table:number-columns-repeated="1022"/>
        </table:table-row>
        <table:table-row table:style-name="ro3">
          <table:table-cell/>
          <table:table-cell table:style-name="ce12" office:value-type="string" calcext:value-type="string">
            <text:p>UTOO_P66</text:p>
          </table:table-cell>
          <table:table-cell table:number-columns-repeated="8"/>
          <table:table-cell office:value-type="string" calcext:value-type="string">
            <text:p>SUN5I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Wexler_TAB7200</text:p>
          </table:table-cell>
          <table:table-cell table:number-columns-repeated="8"/>
          <table:table-cell office:value-type="string" calcext:value-type="string">
            <text:p>SUN7I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Wits_Pro_A20_DKT</text:p>
          </table:table-cell>
          <table:table-cell table:number-columns-repeated="8"/>
          <table:table-cell office:value-type="string" calcext:value-type="string">
            <text:p>SUN7I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Wobo_i5</text:p>
          </table:table-cell>
          <table:table-cell table:number-columns-repeated="8"/>
          <table:table-cell office:value-type="string" calcext:value-type="string">
            <text:p>SUN5I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Yones_Toptech_BD1078</text:p>
          </table:table-cell>
          <table:table-cell table:number-columns-repeated="8"/>
          <table:table-cell office:value-type="string" calcext:value-type="string">
            <text:p>SUN7I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Yones_Toptech_BS1078_V2</text:p>
          </table:table-cell>
          <table:table-cell table:number-columns-repeated="8"/>
          <table:table-cell office:value-type="string" calcext:value-type="string">
            <text:p>SUN6I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a64-olinuxino</text:p>
          </table:table-cell>
          <table:table-cell table:number-columns-repeated="8"/>
          <table:table-cell office:value-type="string" calcext:value-type="string">
            <text:p>SUN50I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adp-ae3xx</text:p>
          </table:table-cell>
          <table:table-cell office:value-type="string" calcext:value-type="string">
            <text:p>NDS32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adp-ag101p</text:p>
          </table:table-cell>
          <table:table-cell office:value-type="string" calcext:value-type="string">
            <text:p>NDS32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alt</text:p>
          </table:table-cell>
          <table:table-cell table:number-columns-repeated="3"/>
          <table:table-cell office:value-type="string" calcext:value-type="string">
            <text:p>RMOBILE</text:p>
          </table:table-cell>
          <table:table-cell table:number-columns-repeated="1018"/>
        </table:table-row>
        <table:table-row table:style-name="ro3">
          <table:table-cell/>
          <table:table-cell table:style-name="ce12" office:value-type="string" calcext:value-type="string">
            <text:p>am335x_baltos</text:p>
          </table:table-cell>
          <table:table-cell table:number-columns-repeated="3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AM335X_BALTOS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m335x_boneblack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m335x_boneblack_v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m335x_evm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m335x_evm_nor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m335x_evm_nor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m335x_evm_spi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m335x_evm_usbspl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m335x_hs_evm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m335x_hs_evm_uar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m335x_igep003x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m335x_pdu001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m335x_shc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m335x_shc_ic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m335x_shc_net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m335x_shc_promp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m335x_shc_sd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m335x_shc_sdboot_promp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m335x_sl5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m3517_crane</text:p>
          </table:table-cell>
          <table:table-cell table:number-columns-repeated="3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AM3517_CRANE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m3517_evm_defconfig</text:p>
          </table:table-cell>
          <table:table-cell table:number-columns-repeated="3"/>
          <table:table-cell office:value-type="string" calcext:value-type="string">
            <text:p>OMAP2PLUS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am43xx_evm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m43xx_evm_eth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m43xx_evm_qspi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m43xx_evm_rtconly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m43xx_evm_usbhost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m43xx_hs_evm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m57xx_evm</text:p>
          </table:table-cell>
          <table:table-cell table:number-columns-repeated="3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AM57XX_EVM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m57xx_hs_evm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mcore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AMCORE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p121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ATH79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ap143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ATH79</text:p>
          </table:table-cell>
          <table:table-cell table:number-columns-repeated="2"/>
          <table:table-cell office:value-type="string" calcext:value-type="string">
            <text:p>AP143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p325rxa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AP325RXA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p_sh4a_4a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AP_SH4A_4A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palis-tk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APALIS_TK1</text:p>
          </table:table-cell>
          <table:table-cell table:number-columns-repeated="1015"/>
        </table:table-row>
        <table:table-row table:style-name="ro3">
          <table:table-cell/>
          <table:table-cell table:style-name="ce12" office:value-type="string" calcext:value-type="string">
            <text:p>apalis_im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PALIS_IMX6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palis_imx6_nospl_com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palis_imx6_nospl_it_defconfig</text:p>
          </table:table-cell>
          <table:table-cell table:number-columns-repeated="1022"/>
        </table:table-row>
        <table:table-row table:style-name="ro3">
          <table:table-cell/>
          <table:table-cell table:style-name="ce12" office:value-type="string" calcext:value-type="string">
            <text:p>apalis_t3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APALIS_T30</text:p>
          </table:table-cell>
          <table:table-cell table:number-columns-repeated="1015"/>
        </table:table-row>
        <table:table-row table:style-name="ro3">
          <table:table-cell/>
          <table:table-cell table:style-name="ce12" office:value-type="string" calcext:value-type="string">
            <text:p>apf27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APF27</text:p>
          </table:table-cell>
          <table:table-cell table:number-columns-repeated="1015"/>
        </table:table-row>
        <table:table-row table:style-name="ro3">
          <table:table-cell/>
          <table:table-cell table:style-name="ce12" office:value-type="string" calcext:value-type="string">
            <text:p>apx4devkit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APX4DEVKIT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ristainetos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RISTAINETOS2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ristainetos2b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RISTAINETOS2B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ristaineto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RISTAINETOS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rmadillo-800eva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ARMADILLO_800EVA</text:p>
          </table:table-cell>
          <table:table-cell table:number-columns-repeated="1015"/>
        </table:table-row>
        <table:table-row table:style-name="ro3">
          <table:table-cell/>
          <table:table-cell table:style-name="ce12" office:value-type="string" calcext:value-type="string">
            <text:p>arndal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5</text:p>
          </table:table-cell>
          <table:table-cell/>
          <table:table-cell office:value-type="string" calcext:value-type="string">
            <text:p>ARNDALE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spenite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ASPENITE</text:p>
          </table:table-cell>
          <table:table-cell table:number-columns-repeated="1015"/>
        </table:table-row>
        <table:table-row table:style-name="ro3">
          <table:table-cell/>
          <table:table-cell table:style-name="ce12" office:value-type="string" calcext:value-type="string">
            <text:p>astro_mcf5373l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ASTRO_MCF5373L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t91rm9200e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AT91RM9200EK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t91rm9200ek_ram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t91sam9260ek_dataflash_cs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AT91SAM9261EK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t91sam9260ek_dataflash_cs1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t91sam9260ek_nand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t91sam9261ek_dataflash_cs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t91sam9261ek_dataflash_cs3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t91sam9261ek_nand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t91sam9263ek_dataflash_cs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t91sam9263ek_data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t91sam9263ek_nand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t91sam9263ek_norflash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t91sam9263ek_nor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t91sam9g10ek_dataflash_cs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t91sam9g10ek_dataflash_cs3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t91sam9g10ek_nand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t91sam9g20ek_2mmc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t91sam9g20ek_2mmc_nand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t91sam9g20ek_dataflash_cs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t91sam9g20ek_dataflash_cs1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t91sam9g20ek_nand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t91sam9m10g45ek_mmc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t91sam9m10g45ek_nand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t91sam9n12ek_mmc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t91sam9n12ek_nand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t91sam9n12ek_spi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t91sam9rlek_data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t91sam9rlek_mmc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t91sam9rlek_nand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t91sam9x5ek_data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t91sam9x5ek_mmc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t91sam9x5ek_nand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t91sam9x5ek_spi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t91sam9xeek_dataflash_cs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t91sam9xeek_dataflash_cs1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t91sam9xeek_nandflash_defconfig</text:p>
          </table:table-cell>
          <table:table-cell table:number-columns-repeated="1022"/>
        </table:table-row>
        <table:table-row table:style-name="ro3">
          <table:table-cell/>
          <table:table-cell table:style-name="ce12" office:value-type="string" calcext:value-type="string">
            <text:p>ax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TAURUS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xs101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AXS101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axs103</text:p>
          </table:table-cell>
          <table:table-cell office:value-type="string" calcext:value-type="string">
            <text:p>ARC</text:p>
          </table:table-cell>
          <table:table-cell table:number-columns-repeated="1021"/>
        </table:table-row>
        <table:table-row table:style-name="ro3">
          <table:table-cell/>
          <table:table-cell table:style-name="ce12" office:value-type="string" calcext:value-type="string">
            <text:p>ba10_tv_box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4I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bananapi_m1_plu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4"/>
          <table:table-cell office:value-type="string" calcext:value-type="string">
            <text:p>SUN7I</text:p>
          </table:table-cell>
          <table:table-cell table:number-columns-repeated="1013"/>
        </table:table-row>
        <table:table-row table:style-name="ro3">
          <table:table-cell/>
          <table:table-cell table:style-name="ce12" office:value-type="string" calcext:value-type="string">
            <text:p>bananapi_m64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2"/>
          <table:table-cell office:value-type="string" calcext:value-type="string">
            <text:p>SUN50I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bayleybay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BAYLEYBAY</text:p>
          </table:table-cell>
          <table:table-cell table:number-columns-repeated="6"/>
          <table:table-cell office:value-type="string" calcext:value-type="string">
            <text:p>INTEL</text:p>
          </table:table-cell>
          <table:table-cell table:number-columns-repeated="1008"/>
        </table:table-row>
        <table:table-row table:style-name="ro3">
          <table:table-cell/>
          <table:table-cell table:style-name="ce12" office:value-type="string" calcext:value-type="string">
            <text:p>bcm1113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28155_AP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bcm11130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cm23550_w1d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23550_W1D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bcm28155_ap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28155_AP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bcm28155_w1d_defconfig</text:p>
          </table:table-cell>
          <table:table-cell table:number-columns-repeated="1022"/>
        </table:table-row>
        <table:table-row table:style-name="ro3">
          <table:table-cell/>
          <table:table-cell table:style-name="ce12" office:value-type="string" calcext:value-type="string">
            <text:p>bcm911360_entphn-ns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bcm911360_entphn_defconfig</text:p>
          </table:table-cell>
          <table:table-cell table:number-columns-repeated="1022"/>
        </table:table-row>
        <table:table-row table:style-name="ro3">
          <table:table-cell/>
          <table:table-cell table:style-name="ce12" office:value-type="string" calcext:value-type="string">
            <text:p>bcm911360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3">
          <table:table-cell/>
          <table:table-cell table:style-name="ce12" office:value-type="string" calcext:value-type="string">
            <text:p>bcm958300k-ns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3">
          <table:table-cell/>
          <table:table-cell table:style-name="ce12" office:value-type="string" calcext:value-type="string">
            <text:p>bcm958300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3">
          <table:table-cell/>
          <table:table-cell table:style-name="ce12" office:value-type="string" calcext:value-type="string">
            <text:p>bcm958305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CYGNUS</text:p>
          </table:table-cell>
          <table:table-cell table:number-columns-repeated="1015"/>
        </table:table-row>
        <table:table-row table:style-name="ro3">
          <table:table-cell/>
          <table:table-cell table:style-name="ce12" office:value-type="string" calcext:value-type="string">
            <text:p>bcm958622hr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NSP</text:p>
          </table:table-cell>
          <table:table-cell table:number-columns-repeated="1015"/>
        </table:table-row>
        <table:table-row table:style-name="ro3">
          <table:table-cell/>
          <table:table-cell table:style-name="ce12" office:value-type="string" calcext:value-type="string">
            <text:p>bcm958712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BCMNS2</text:p>
          </table:table-cell>
          <table:table-cell table:number-columns-repeated="1015"/>
        </table:table-row>
        <table:table-row table:style-name="ro3">
          <table:table-cell/>
          <table:table-cell table:style-name="ce12" office:value-type="string" calcext:value-type="string">
            <text:p>beave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BEAVER</text:p>
          </table:table-cell>
          <table:table-cell table:number-columns-repeated="1015"/>
        </table:table-row>
        <table:table-row table:style-name="ro3">
          <table:table-cell/>
          <table:table-cell table:style-name="ce12" office:value-type="string" calcext:value-type="string">
            <text:p>bg09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BG0900</text:p>
          </table:table-cell>
          <table:table-cell table:number-columns-repeated="1015"/>
        </table:table-row>
        <table:table-row table:style-name="ro3">
          <table:table-cell/>
          <table:table-cell table:style-name="ce12" office:value-type="string" calcext:value-type="string">
            <text:p>birdland_bav335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BAV335X</text:p>
          </table:table-cell>
          <table:table-cell table:number-columns-repeated="1015"/>
        </table:table-row>
        <table:table-row table:style-name="ro3">
          <table:table-cell/>
          <table:table-cell table:style-name="ce12" office:value-type="string" calcext:value-type="string">
            <text:p>birdland_bav335b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BAV335X</text:p>
          </table:table-cell>
          <table:table-cell table:number-columns-repeated="1015"/>
        </table:table-row>
        <table:table-row table:style-name="ro3">
          <table:table-cell/>
          <table:table-cell table:style-name="ce12" office:value-type="string" calcext:value-type="string">
            <text:p>bk4r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2"/>
          <table:table-cell office:value-type="string" calcext:value-type="string">
            <text:p>BK4R1</text:p>
          </table:table-cell>
          <table:table-cell table:number-columns-repeated="1015"/>
        </table:table-row>
        <table:table-row table:style-name="ro3">
          <table:table-cell/>
          <table:table-cell table:style-name="ce12" office:value-type="string" calcext:value-type="string">
            <text:p>blanch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2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boston32r2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BOSTON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boston32r2el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BOSTON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boston64r2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BOSTON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boston64r2el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rppt1_mmc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BRPPT1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brppt1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brppt1_spi_defconfig</text:p>
          </table:table-cell>
          <table:table-cell table:number-columns-repeated="1022"/>
        </table:table-row>
        <table:table-row table:style-name="ro3">
          <table:table-cell/>
          <table:table-cell table:style-name="ce12" office:value-type="string" calcext:value-type="string">
            <text:p>brxre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BRXRE1</text:p>
          </table:table-cell>
          <table:table-cell table:number-columns-repeated="1015"/>
        </table:table-row>
        <table:table-row table:style-name="ro3">
          <table:table-cell/>
          <table:table-cell table:style-name="ce12" office:value-type="string" calcext:value-type="string">
            <text:p>caddy2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VME8349</text:p>
          </table:table-cell>
          <table:table-cell table:number-columns-repeated="1015"/>
        </table:table-row>
        <table:table-row table:style-name="ro3">
          <table:table-cell/>
          <table:table-cell table:style-name="ce12" office:value-type="string" calcext:value-type="string">
            <text:p>cair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CAIRO</text:p>
          </table:table-cell>
          <table:table-cell table:number-columns-repeated="1015"/>
        </table:table-row>
        <table:table-row table:style-name="ro3">
          <table:table-cell/>
          <table:table-cell table:style-name="ce12" office:value-type="string" calcext:value-type="string">
            <text:p>calimai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CALIMAIN</text:p>
          </table:table-cell>
          <table:table-cell table:number-columns-repeated="4"/>
          <table:table-cell office:value-type="string" calcext:value-type="string">
            <text:p>DA850_LOWLEVEL</text:p>
          </table:table-cell>
          <table:table-cell table:number-columns-repeated="1010"/>
        </table:table-row>
        <table:table-row table:style-name="ro3">
          <table:table-cell/>
          <table:table-cell office:value-type="string" calcext:value-type="string">
            <text:p>cardhu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CARDHU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ei-tk1-so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CEI_TK1_SOM</text:p>
          </table:table-cell>
          <table:table-cell table:number-columns-repeated="1015"/>
        </table:table-row>
        <table:table-row table:style-name="ro3">
          <table:table-cell/>
          <table:table-cell table:style-name="ce12" office:value-type="string" calcext:value-type="string">
            <text:p>cgtqmx6eva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CGTQMX6EVAL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herryhill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ERRYHILL</text:p>
          </table:table-cell>
          <table:table-cell table:number-columns-repeated="6"/>
          <table:table-cell office:value-type="string" calcext:value-type="string">
            <text:p>INTEL</text:p>
          </table:table-cell>
          <table:table-cell table:number-columns-repeated="1008"/>
        </table:table-row>
        <table:table-row table:style-name="ro3">
          <table:table-cell/>
          <table:table-cell office:value-type="string" calcext:value-type="string">
            <text:p>chiliboar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HILIBOARD</text:p>
          </table:table-cell>
          <table:table-cell table:number-columns-repeated="1015"/>
        </table:table-row>
        <table:table-row table:style-name="ro3">
          <table:table-cell/>
          <table:table-cell table:style-name="ce12" office:value-type="string" calcext:value-type="string">
            <text:p>chromebit_mickey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CHROMEBIT_MICKEY</text:p>
          </table:table-cell>
          <table:table-cell table:number-columns-repeated="3"/>
          <table:table-cell office:value-type="string" calcext:value-type="string">
            <text:p>ROCKCHIP_RK3288</text:p>
          </table:table-cell>
          <table:table-cell table:number-columns-repeated="1011"/>
        </table:table-row>
        <table:table-row table:style-name="ro3">
          <table:table-cell/>
          <table:table-cell table:style-name="ce12" office:value-type="string" calcext:value-type="string">
            <text:p>chromebook_jerry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CHROMEBOOK_JERRY</text:p>
          </table:table-cell>
          <table:table-cell table:number-columns-repeated="3"/>
          <table:table-cell office:value-type="string" calcext:value-type="string">
            <text:p>ROCKCHIP_RK3288</text:p>
          </table:table-cell>
          <table:table-cell table:number-columns-repeated="1011"/>
        </table:table-row>
        <table:table-row table:style-name="ro3">
          <table:table-cell/>
          <table:table-cell table:style-name="ce12" office:value-type="string" calcext:value-type="string">
            <text:p>chromebook_link64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ROMEBOOK_LINK64</text:p>
          </table:table-cell>
          <table:table-cell table:number-columns-repeated="6"/>
          <table:table-cell office:value-type="string" calcext:value-type="string">
            <text:p>GOOGLE</text:p>
          </table:table-cell>
          <table:table-cell table:number-columns-repeated="1008"/>
        </table:table-row>
        <table:table-row table:style-name="ro3">
          <table:table-cell/>
          <table:table-cell office:value-type="string" calcext:value-type="string">
            <text:p>chromebook_link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ROMEBOOK_LINK</text:p>
          </table:table-cell>
          <table:table-cell table:number-columns-repeated="4"/>
          <table:table-cell office:value-type="string" calcext:value-type="string">
            <text:p>HAVE_VGA_BIOS</text:p>
          </table:table-cell>
          <table:table-cell/>
          <table:table-cell office:value-type="string" calcext:value-type="string">
            <text:p>GOOGLE</text:p>
          </table:table-cell>
          <table:table-cell table:number-columns-repeated="1008"/>
        </table:table-row>
        <table:table-row table:style-name="ro3">
          <table:table-cell/>
          <table:table-cell office:value-type="string" calcext:value-type="string">
            <text:p>chromebook_minni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CHROMEBOOK_MINNIE</text:p>
          </table:table-cell>
          <table:table-cell office:value-type="string" calcext:value-type="string">
            <text:p>rk3288-veyron-minnie</text:p>
          </table:table-cell>
          <table:table-cell table:number-columns-repeated="3"/>
          <table:table-cell office:value-type="string" calcext:value-type="string">
            <text:p>ROCKCHIP_RK3288</text:p>
          </table:table-cell>
          <table:table-cell table:number-columns-repeated="1010"/>
        </table:table-row>
        <table:table-row table:style-name="ro3">
          <table:table-cell/>
          <table:table-cell office:value-type="string" calcext:value-type="string">
            <text:p>chromebook_samus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ROMEBOOK_SAMUS</text:p>
          </table:table-cell>
          <table:table-cell office:value-type="string" calcext:value-type="string">
            <text:p>chromebook_samus</text:p>
          </table:table-cell>
          <table:table-cell table:number-columns-repeated="5"/>
          <table:table-cell office:value-type="string" calcext:value-type="string">
            <text:p>GOOGLE</text:p>
          </table:table-cell>
          <table:table-cell table:number-columns-repeated="1008"/>
        </table:table-row>
        <table:table-row table:style-name="ro3">
          <table:table-cell/>
          <table:table-cell office:value-type="string" calcext:value-type="string">
            <text:p>chromebox_panther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HROMEBOX_PANTHER</text:p>
          </table:table-cell>
          <table:table-cell office:value-type="string" calcext:value-type="string">
            <text:p>chromebox_panther</text:p>
          </table:table-cell>
          <table:table-cell table:number-columns-repeated="3"/>
          <table:table-cell office:value-type="string" calcext:value-type="string">
            <text:p>HAVE_VGA_BIOS</text:p>
          </table:table-cell>
          <table:table-cell table:number-columns-repeated="1010"/>
        </table:table-row>
        <table:table-row table:style-name="ro3">
          <table:table-cell/>
          <table:table-cell office:value-type="string" calcext:value-type="string">
            <text:p>cl-som-am57x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L_SOM_AM57X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l-som-imx7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MX7</text:p>
          </table:table-cell>
          <table:table-cell table:number-columns-repeated="4"/>
          <table:table-cell office:value-type="string" calcext:value-type="string">
            <text:p>CL_SOM_IMX7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learfo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CLEARFOG</text:p>
          </table:table-cell>
          <table:table-cell office:value-type="string" calcext:value-type="string">
            <text:p>armada-388-clearfog</text:p>
          </table:table-cell>
          <table:table-cell table:number-columns-repeated="1014"/>
        </table:table-row>
        <table:table-row table:style-name="ro3">
          <table:table-cell/>
          <table:table-cell table:style-name="ce12" office:value-type="string" calcext:value-type="string">
            <text:p>cm_f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CM_FX6</text:p>
          </table:table-cell>
          <table:table-cell office:value-type="string" calcext:value-type="string">
            <text:p>imx6q-cm-fx6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cm_t335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33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m_t3517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3517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m_t3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3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m_t43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4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43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m_t54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CM_T54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obra5272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COBRA5272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olibri_im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COLIBRI_IMX6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olibri_imx6_no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COLIBRI_IMX6</text:p>
          </table:table-cell>
          <table:table-cell table:number-columns-repeated="2"/>
          <table:table-cell office:value-type="string" calcext:value-type="string">
            <text:p>IMX_CONFIG=board/toradex/colibri_imx6/colibri_imx6.cfg,MX6DL,DDR_MB=256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colibri_imx7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</text:p>
          </table:table-cell>
          <table:table-cell table:number-columns-repeated="2"/>
          <table:table-cell office:value-type="string" calcext:value-type="string">
            <text:p>COLIBRI_IMX7</text:p>
          </table:table-cell>
          <table:table-cell office:value-type="string" calcext:value-type="string">
            <text:p>imx7-colibri</text:p>
          </table:table-cell>
          <table:table-cell/>
          <table:table-cell office:value-type="string" calcext:value-type="string">
            <text:p>IMX_CONFIG=board/toradex/colibri_imx7/imximage.cfg,MX7D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colibri_pxa27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COLIBRI_PXA270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olibri_t2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COLIBRI_T20</text:p>
          </table:table-cell>
          <table:table-cell office:value-type="string" calcext:value-type="string">
            <text:p>tegra20-colibri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colibri_t3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30</text:p>
          </table:table-cell>
          <table:table-cell table:number-columns-repeated="3"/>
          <table:table-cell office:value-type="string" calcext:value-type="string">
            <text:p>COLIBRI_T30</text:p>
          </table:table-cell>
          <table:table-cell office:value-type="string" calcext:value-type="string">
            <text:p>tegra30-colibri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colibri_vf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VF610</text:p>
          </table:table-cell>
          <table:table-cell table:number-columns-repeated="2"/>
          <table:table-cell office:value-type="string" calcext:value-type="string">
            <text:p>COLIBRI_VF</text:p>
          </table:table-cell>
          <table:table-cell office:value-type="string" calcext:value-type="string">
            <text:p>vf610-colibri</text:p>
          </table:table-cell>
          <table:table-cell/>
          <table:table-cell office:value-type="string" calcext:value-type="string">
            <text:p>IMX_CONFIG=board/toradex/colibri_vf/imximage.cfg,IMX_NAND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colorfly_e708_q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3"/>
          <table:table-cell office:value-type="string" calcext:value-type="string">
            <text:p>sun6i-a31s-colorfly-e708-q1</text:p>
          </table:table-cell>
          <table:table-cell office:value-type="string" calcext:value-type="string">
            <text:p>SUN6I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comtrend_ar5315u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ar-5315u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comtrend_ar5387un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ar-5387un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comtrend_ct5361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ct-5361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comtrend_vr3032u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vr-3032u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comtrend_wap5813n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comtrend,wap-5813n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conga-qeval20-qa3-e3845-internal-uart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ONGA_QEVAL20_QA3_E3845</text:p>
          </table:table-cell>
          <table:table-cell office:value-type="string" calcext:value-type="string">
            <text:p>conga-qeval20-qa3-e3845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conga-qeval20-qa3-e3845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ONGA_QEVAL20_QA3_E3845</text:p>
          </table:table-cell>
          <table:table-cell office:value-type="string" calcext:value-type="string">
            <text:p>conga-qeval20-qa3-e3845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controlcenterd_36BIT_SDCARD_DEVELOP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CONTROLCENTERD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ontrolcenterd_36BIT_SDCARD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CONTROLCENTERD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ontrolcenterd_TRAILBLAZER_DEVELOP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CONTROLCENTERD</text:p>
          </table:table-cell>
          <table:table-cell table:number-columns-repeated="2"/>
          <table:table-cell office:value-type="string" calcext:value-type="string">
            <text:p>TRAILBLAZER,SPIFLASH,DEVELOP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controlcenterd_TRAILBLAZER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CONTROLCENTERD</text:p>
          </table:table-cell>
          <table:table-cell table:number-columns-repeated="2"/>
          <table:table-cell office:value-type="string" calcext:value-type="string">
            <text:p>TRAILBLAZER,SPIFLASH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controlcenterd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CONTROLCENTERDC</text:p>
          </table:table-cell>
          <table:table-cell office:value-type="string" calcext:value-type="string">
            <text:p>armada-38x-controlcenterdc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coreboot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OREBOOT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corvu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CORVUS</text:p>
          </table:table-cell>
          <table:table-cell office:value-type="string" calcext:value-type="string">
            <text:p>at91sam9g45-corvus</text:p>
          </table:table-cell>
          <table:table-cell/>
          <table:table-cell office:value-type="string" calcext:value-type="string">
            <text:p>AT91SAM9M10G45,MACH_TYPE=2066,SYS_USE_NANDFLASH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cougarcanyon2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OUGARCANYON2</text:p>
          </table:table-cell>
          <table:table-cell office:value-type="string" calcext:value-type="string">
            <text:p>cougarcanyon2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crownbay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CROWNBAY</text:p>
          </table:table-cell>
          <table:table-cell office:value-type="string" calcext:value-type="string">
            <text:p>crownbay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d2net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2BIG_V2</text:p>
          </table:table-cell>
          <table:table-cell table:number-columns-repeated="2"/>
          <table:table-cell office:value-type="string" calcext:value-type="string">
            <text:p>D2NET_V2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da850_am18xx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DA850EVM</text:p>
          </table:table-cell>
          <table:table-cell office:value-type="string" calcext:value-type="string">
            <text:p>da850-evm</text:p>
          </table:table-cell>
          <table:table-cell/>
          <table:table-cell office:value-type="string" calcext:value-type="string">
            <text:p>DA850_AM18X_EVM,SYS_I2C_EEPROM_ADDR_LEN=2,SYS_I2C_EEPROM_ADDR=0x5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da850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DA850EVM</text:p>
          </table:table-cell>
          <table:table-cell office:value-type="string" calcext:value-type="string">
            <text:p>da850-evm</text:p>
          </table:table-cell>
          <table:table-cell/>
          <table:table-cell office:value-type="string" calcext:value-type="string">
            <text:p>MAC_ADDR_IN_SPIFLASH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da850evm_direct_no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DA850EVM</text:p>
          </table:table-cell>
          <table:table-cell office:value-type="string" calcext:value-type="string">
            <text:p>da850-evm</text:p>
          </table:table-cell>
          <table:table-cell/>
          <table:table-cell office:value-type="string" calcext:value-type="string">
            <text:p>USE_NOR,DIRECT_NOR_BOOT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dalmor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14</text:p>
          </table:table-cell>
          <table:table-cell table:number-columns-repeated="3"/>
          <table:table-cell office:value-type="string" calcext:value-type="string">
            <text:p>DALMORE</text:p>
          </table:table-cell>
          <table:table-cell office:value-type="string" calcext:value-type="string">
            <text:p>tegra114-dalmore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db-88f67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B_88F6720</text:p>
          </table:table-cell>
          <table:table-cell office:value-type="string" calcext:value-type="string">
            <text:p>armada-375-db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db-88f6820-a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B_88F6820_AMC</text:p>
          </table:table-cell>
          <table:table-cell office:value-type="string" calcext:value-type="string">
            <text:p>armada-385-amc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db-88f6820-gp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B_88F6820_GP</text:p>
          </table:table-cell>
          <table:table-cell office:value-type="string" calcext:value-type="string">
            <text:p>armada-388-gp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db-mv784mp-gp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B_MV784MP_GP</text:p>
          </table:table-cell>
          <table:table-cell office:value-type="string" calcext:value-type="string">
            <text:p>armada-xp-gp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dbau1000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DBAU1X00</text:p>
          </table:table-cell>
          <table:table-cell table:number-columns-repeated="2"/>
          <table:table-cell office:value-type="string" calcext:value-type="string">
            <text:p>DBAU100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dbau1100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DBAU1100</text:p>
          </table:table-cell>
          <table:table-cell table:number-columns-repeated="4"/>
          <table:table-cell office:value-type="string" calcext:value-type="string">
            <text:p>DBAU1X00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dbau1500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DBAU1500</text:p>
          </table:table-cell>
          <table:table-cell table:number-columns-repeated="4"/>
          <table:table-cell office:value-type="string" calcext:value-type="string">
            <text:p>DBAU1X00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dbau1550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DBAU1550</text:p>
          </table:table-cell>
          <table:table-cell table:number-columns-repeated="4"/>
          <table:table-cell office:value-type="string" calcext:value-type="string">
            <text:p>DBAU1X00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dbau1550_el</text:p>
          </table:table-cell>
          <table:table-cell office:value-type="string" calcext:value-type="string">
            <text:p>MIPS</text:p>
          </table:table-cell>
          <table:table-cell office:value-type="string" calcext:value-type="string">
            <text:p>DBAU1550</text:p>
          </table:table-cell>
          <table:table-cell table:number-columns-repeated="4"/>
          <table:table-cell office:value-type="string" calcext:value-type="string">
            <text:p>DBAU1X00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devkit325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DEVKIT3250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devkit80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EVKIT8000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dfi-bt700-q7x-151</text:p>
          </table:table-cell>
          <table:table-cell office:value-type="string" calcext:value-type="string">
            <text:p>X86</text:p>
          </table:table-cell>
          <table:table-cell table:number-columns-repeated="6"/>
          <table:table-cell office:value-type="string" calcext:value-type="string">
            <text:p>dfi-bt700-q7x-151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dh_imx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DHCOMIMX6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difrnce_dit435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3"/>
          <table:table-cell office:value-type="string" calcext:value-type="string">
            <text:p>sun5i-a13-difrnce-dit4350</text:p>
          </table:table-cell>
          <table:table-cell office:value-type="string" calcext:value-type="string">
            <text:p>SUN5I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display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DISPLAY5</text:p>
          </table:table-cell>
          <table:table-cell office:value-type="string" calcext:value-type="string">
            <text:p>imx6q-display5</text:p>
          </table:table-cell>
          <table:table-cell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display5_factory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DISPLAY5</text:p>
          </table:table-cell>
          <table:table-cell table:number-columns-repeated="2"/>
          <table:table-cell office:value-type="string" calcext:value-type="string">
            <text:p>IMX_CONFIG=arch/arm/mach-imx/spl_sd.cfg,MX6Q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dms-ba16-1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DVANTECH_DMS_BA16</text:p>
          </table:table-cell>
          <table:table-cell office:value-type="string" calcext:value-type="string">
            <text:p>imx6q-dms-ba16.dtb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dms-ba1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ADVANTECH_DMS_BA16</text:p>
          </table:table-cell>
          <table:table-cell office:value-type="string" calcext:value-type="string">
            <text:p>imx6q-dms-ba16.dtb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dns325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DNS325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docksta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DOCKSTAR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dra7xx_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RA7XX_EVM</text:p>
          </table:table-cell>
          <table:table-cell office:value-type="string" calcext:value-type="string">
            <text:p>dra7-evm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dra7xx_hs_ev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5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RA7XX_EVM</text:p>
          </table:table-cell>
          <table:table-cell office:value-type="string" calcext:value-type="string">
            <text:p>dra7-evm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draco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RACO</text:p>
          </table:table-cell>
          <table:table-cell office:value-type="string" calcext:value-type="string">
            <text:p>am335x-draco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dragonboard410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NAPDRAGON</text:p>
          </table:table-cell>
          <table:table-cell table:number-columns-repeated="3"/>
          <table:table-cell office:value-type="string" calcext:value-type="string">
            <text:p>dragonboard410c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dragonboard820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NAPDRAGON</text:p>
          </table:table-cell>
          <table:table-cell table:number-columns-repeated="2"/>
          <table:table-cell office:value-type="string" calcext:value-type="string">
            <text:p>DRAGONBOARD820C</text:p>
          </table:table-cell>
          <table:table-cell office:value-type="string" calcext:value-type="string">
            <text:p>dragonboard820c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dreamplu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DREAMPLUG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ds109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DS109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ds414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DS414</text:p>
          </table:table-cell>
          <table:table-cell office:value-type="string" calcext:value-type="string">
            <text:p>armada-xp-synology-ds414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dserve_dsrv9703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3"/>
          <table:table-cell office:value-type="string" calcext:value-type="string">
            <text:p>sun4i-a10-dserve-dsrv9703c</text:p>
          </table:table-cell>
          <table:table-cell office:value-type="string" calcext:value-type="string">
            <text:p>SUN4I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duovero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4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DUOVERO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e2220-117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10</text:p>
          </table:table-cell>
          <table:table-cell table:number-columns-repeated="4"/>
          <table:table-cell office:value-type="string" calcext:value-type="string">
            <text:p>tegra210-e2220-1170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ea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EA20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eb_cpu5282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EB_CPU5282</text:p>
          </table:table-cell>
          <table:table-cell table:number-columns-repeated="2"/>
          <table:table-cell office:value-type="string" calcext:value-type="string">
            <text:p>SYS_MONITOR_BASE=0xFF000400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eb_cpu5282_internal</text:p>
          </table:table-cell>
          <table:table-cell office:value-type="string" calcext:value-type="string">
            <text:p>M68K</text:p>
          </table:table-cell>
          <table:table-cell table:number-columns-repeated="5"/>
          <table:table-cell office:value-type="string" calcext:value-type="string">
            <text:p>EB_CPU5282</text:p>
          </table:table-cell>
          <table:table-cell table:number-columns-repeated="2"/>
          <table:table-cell office:value-type="string" calcext:value-type="string">
            <text:p>SYS_MONITOR_BASE=0xF0000418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eco5p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ECO5PK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ecovec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ECOVEC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edb9315a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EDB93XX</text:p>
          </table:table-cell>
          <table:table-cell table:number-columns-repeated="2"/>
          <table:table-cell office:value-type="string" calcext:value-type="string">
            <text:p>MK_edb9315a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edison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EDISON</text:p>
          </table:table-cell>
          <table:table-cell office:value-type="string" calcext:value-type="string">
            <text:p>edison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edmini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RION5X</text:p>
          </table:table-cell>
          <table:table-cell table:number-columns-repeated="4"/>
          <table:table-cell office:value-type="string" calcext:value-type="string">
            <text:p>EDMINIV2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efi-x86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EFI</text:p>
          </table:table-cell>
          <table:table-cell office:value-type="string" calcext:value-type="string">
            <text:p>efi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espresso74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EXYNOS</text:p>
          </table:table-cell>
          <table:table-cell office:value-type="string" calcext:value-type="string">
            <text:p>EXYNOS7</text:p>
          </table:table-cell>
          <table:table-cell table:number-columns-repeated="2"/>
          <table:table-cell office:value-type="string" calcext:value-type="string">
            <text:p>exynos7420-espresso7420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espt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ESPT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etami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33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ETAMIN</text:p>
          </table:table-cell>
          <table:table-cell office:value-type="string" calcext:value-type="string">
            <text:p>am335x-draco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ethernut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ETHERNUT5</text:p>
          </table:table-cell>
          <table:table-cell office:value-type="string" calcext:value-type="string">
            <text:p>ethernut5</text:p>
          </table:table-cell>
          <table:table-cell/>
          <table:table-cell office:value-type="string" calcext:value-type="string">
            <text:p>AT91SAM9XE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evb-ast250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SPEED</text:p>
          </table:table-cell>
          <table:table-cell table:number-columns-repeated="2"/>
          <table:table-cell office:value-type="string" calcext:value-type="string">
            <text:p>EVB_AST2500</text:p>
          </table:table-cell>
          <table:table-cell office:value-type="string" calcext:value-type="string">
            <text:p>ast2500-evb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evb-px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PX5</text:p>
          </table:table-cell>
          <table:table-cell office:value-type="string" calcext:value-type="string">
            <text:p>rk3368-px5-evb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evb-rk303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RK3036</text:p>
          </table:table-cell>
          <table:table-cell office:value-type="string" calcext:value-type="string">
            <text:p>rk3036-sdk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evb-rk312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128-evb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evb-rk3229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RK3229</text:p>
          </table:table-cell>
          <table:table-cell office:value-type="string" calcext:value-type="string">
            <text:p>rk3229-evb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evb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RK3288</text:p>
          </table:table-cell>
          <table:table-cell office:value-type="string" calcext:value-type="string">
            <text:p>rk3288-evb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evb-rk332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328-evb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evb-rk3399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399-evb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evb-rv110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EVB_RV1108</text:p>
          </table:table-cell>
          <table:table-cell office:value-type="string" calcext:value-type="string">
            <text:p>rv1108-evb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fennec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FENNEC_RK3288</text:p>
          </table:table-cell>
          <table:table-cell office:value-type="string" calcext:value-type="string">
            <text:p>rk3288-fennec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firefly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FIREFLY_RK3288</text:p>
          </table:table-cell>
          <table:table-cell office:value-type="string" calcext:value-type="string">
            <text:p>rk3288-firefly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firefly-rk3399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399-firefly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flea3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FLEA3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ga10h_v1_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3"/>
          <table:table-cell office:value-type="string" calcext:value-type="string">
            <text:p>sun8i-a33-ga10h-v1.1</text:p>
          </table:table-cell>
          <table:table-cell office:value-type="string" calcext:value-type="string">
            <text:p>SUN8I_A33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galileo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GALILEO</text:p>
          </table:table-cell>
          <table:table-cell office:value-type="string" calcext:value-type="string">
            <text:p>galileo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ge_b450v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E_B450V3</text:p>
          </table:table-cell>
          <table:table-cell office:value-type="string" calcext:value-type="string">
            <text:p>imx6q-b450v3.dtb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ge_b650v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E_B650V3</text:p>
          </table:table-cell>
          <table:table-cell office:value-type="string" calcext:value-type="string">
            <text:p>imx6q-b650v3.dtb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ge_b850v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E_B850V3</text:p>
          </table:table-cell>
          <table:table-cell office:value-type="string" calcext:value-type="string">
            <text:p>imx6q-b850v3.dtb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geekbox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GEEKBOX</text:p>
          </table:table-cell>
          <table:table-cell office:value-type="string" calcext:value-type="string">
            <text:p>rk3368-geekbox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goflexhom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GOFLEXHOME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gos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3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GOSE</text:p>
          </table:table-cell>
          <table:table-cell office:value-type="string" calcext:value-type="string">
            <text:p>r8a7793-gose-u-boot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gplugd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GPLUGD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gt90h_v4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3"/>
          <table:table-cell office:value-type="string" calcext:value-type="string">
            <text:p>sun8i-a23-gt90h-v4</text:p>
          </table:table-cell>
          <table:table-cell office:value-type="string" calcext:value-type="string">
            <text:p>SUN8I_A23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gurn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GURNARD</text:p>
          </table:table-cell>
          <table:table-cell office:value-type="string" calcext:value-type="string">
            <text:p>at91sam9g45-gurnard</text:p>
          </table:table-cell>
          <table:table-cell/>
          <table:table-cell office:value-type="string" calcext:value-type="string">
            <text:p>AT91SAM9G45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guruplug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GURUPLUG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gwventana_e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W_VENTANA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gwventana_gw5904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W_VENTANA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gwventana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GW_VENTANA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h2200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H2200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h8_homlet_v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3"/>
          <table:table-cell office:value-type="string" calcext:value-type="string">
            <text:p>sun8i-a83t-allwinner-h8homlet-v2</text:p>
          </table:table-cell>
          <table:table-cell office:value-type="string" calcext:value-type="string">
            <text:p>SUN8I_A83T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harmony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HARMONY</text:p>
          </table:table-cell>
          <table:table-cell office:value-type="string" calcext:value-type="string">
            <text:p>tegra20-harmony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highban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HIGHBANK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hikey</text:p>
          </table:table-cell>
          <table:table-cell office:value-type="string" calcext:value-type="string">
            <text:p>ARM</text:p>
          </table:table-cell>
          <table:table-cell table:number-columns-repeated="6"/>
          <table:table-cell office:value-type="string" calcext:value-type="string">
            <text:p>hi6220-hikey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hrcon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HRCON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hrcon_dh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HRCON</text:p>
          </table:table-cell>
          <table:table-cell table:number-columns-repeated="2"/>
          <table:table-cell office:value-type="string" calcext:value-type="string">
            <text:p>HRCON_DH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hsdk</text:p>
          </table:table-cell>
          <table:table-cell office:value-type="string" calcext:value-type="string">
            <text:p>ARC</text:p>
          </table:table-cell>
          <table:table-cell table:number-columns-repeated="5"/>
          <table:table-cell office:value-type="string" calcext:value-type="string">
            <text:p>HSDK</text:p>
          </table:table-cell>
          <table:table-cell office:value-type="string" calcext:value-type="string">
            <text:p>hsdk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huawei_hg556a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huawei,hg556a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i12-tvbox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3"/>
          <table:table-cell office:value-type="string" calcext:value-type="string">
            <text:p>sun7i-a20-i12-tvbox</text:p>
          </table:table-cell>
          <table:table-cell office:value-type="string" calcext:value-type="string">
            <text:p>SUN7I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iNet_3F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3"/>
          <table:table-cell office:value-type="string" calcext:value-type="string">
            <text:p>sun4i-a10-inet-3f</text:p>
          </table:table-cell>
          <table:table-cell office:value-type="string" calcext:value-type="string">
            <text:p>SUN4I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iNet_3W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3"/>
          <table:table-cell office:value-type="string" calcext:value-type="string">
            <text:p>sun4i-a10-inet-3w</text:p>
          </table:table-cell>
          <table:table-cell office:value-type="string" calcext:value-type="string">
            <text:p>SUN4I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iNet_86V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3"/>
          <table:table-cell office:value-type="string" calcext:value-type="string">
            <text:p>sun5i-a13-inet-86vs</text:p>
          </table:table-cell>
          <table:table-cell office:value-type="string" calcext:value-type="string">
            <text:p>SUN5I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iNet_D978_rev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3"/>
          <table:table-cell office:value-type="string" calcext:value-type="string">
            <text:p>sun8i-a33-inet-d978-rev2</text:p>
          </table:table-cell>
          <table:table-cell office:value-type="string" calcext:value-type="string">
            <text:p>SUN8I_A33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ib62x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IB62X0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icnova-a20-swa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3"/>
          <table:table-cell office:value-type="string" calcext:value-type="string">
            <text:p>sun7i-a20-icnova-swac</text:p>
          </table:table-cell>
          <table:table-cell office:value-type="string" calcext:value-type="string">
            <text:p>SUN7I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iconnec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ICONNECT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ids8313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IDS8313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igep003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IGEP00X0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igep00x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OMAP3_IGEP00X0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imgtec_xilfpga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XILFPGA</text:p>
          </table:table-cell>
          <table:table-cell office:value-type="string" calcext:value-type="string">
            <text:p>nexys4ddr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imx6dl_icore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dl-icore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imx6q_icore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imx6q_logi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LOGICPD</text:p>
          </table:table-cell>
          <table:table-cell office:value-type="string" calcext:value-type="string">
            <text:p>imx6q-logicpd</text:p>
          </table:table-cell>
          <table:table-cell/>
          <table:table-cell office:value-type="string" calcext:value-type="string">
            <text:p>IMX_CONFIG=board/logicpd/imx6/mx6q_2x_MT41K512M16HA.cfg,MX6Q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imx6qdl_icore_mip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-mipi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imx6qdl_icore_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imx6qdl_icore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imx6qdl_icore_rq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_ENGICAM</text:p>
          </table:table-cell>
          <table:table-cell office:value-type="string" calcext:value-type="string">
            <text:p>imx6q-icore-rqs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imx6ul_geam_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ENGICAM</text:p>
          </table:table-cell>
          <table:table-cell office:value-type="string" calcext:value-type="string">
            <text:p>imx6ul-geam-kit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imx6ul_geam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ENGICAM</text:p>
          </table:table-cell>
          <table:table-cell office:value-type="string" calcext:value-type="string">
            <text:p>imx6ul-geam-kit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imx6ul_isiot_emm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ENGICAM</text:p>
          </table:table-cell>
          <table:table-cell office:value-type="string" calcext:value-type="string">
            <text:p>imx6ul-isiot-emmc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imx6ul_isiot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ENGICAM</text:p>
          </table:table-cell>
          <table:table-cell office:value-type="string" calcext:value-type="string">
            <text:p>imx6ul-isiot-nand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inet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3"/>
          <table:table-cell office:value-type="string" calcext:value-type="string">
            <text:p>sun4i-a10-inet1</text:p>
          </table:table-cell>
          <table:table-cell office:value-type="string" calcext:value-type="string">
            <text:p>SUN4I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inet86dz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3"/>
          <table:table-cell office:value-type="string" calcext:value-type="string">
            <text:p>sun8i-a23-inet86dz</text:p>
          </table:table-cell>
          <table:table-cell office:value-type="string" calcext:value-type="string">
            <text:p>SUN8I_A23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inet97fv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3"/>
          <table:table-cell office:value-type="string" calcext:value-type="string">
            <text:p>sun4i-a10-inet97fv2</text:p>
          </table:table-cell>
          <table:table-cell office:value-type="string" calcext:value-type="string">
            <text:p>SUN4I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inet98v_rev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3"/>
          <table:table-cell office:value-type="string" calcext:value-type="string">
            <text:p>sun5i-a13-inet-98v-rev2</text:p>
          </table:table-cell>
          <table:table-cell office:value-type="string" calcext:value-type="string">
            <text:p>SUN5I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inet9f_rev0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3"/>
          <table:table-cell office:value-type="string" calcext:value-type="string">
            <text:p>sun4i-a10-inet9f-rev03</text:p>
          </table:table-cell>
          <table:table-cell office:value-type="string" calcext:value-type="string">
            <text:p>SUN4I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inet_q97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3"/>
          <table:table-cell office:value-type="string" calcext:value-type="string">
            <text:p>sun6i-a31s-inet-q972</text:p>
          </table:table-cell>
          <table:table-cell office:value-type="string" calcext:value-type="string">
            <text:p>SUN6I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inetspace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INETSPACE_V2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integratorap_cm720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720T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AP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integratorap_cm920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20T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AP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integratorap_cm926ej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26EJ_S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AP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integratorap_cm946e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46ES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AP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integratorcp_cm1136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1136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CP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integratorcp_cm920t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20T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CP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integratorcp_cm926ej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26EJ_S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CP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integratorcp_cm946es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M946ES</text:p>
          </table:table-cell>
          <table:table-cell/>
          <table:table-cell office:value-type="string" calcext:value-type="string">
            <text:p>INTEGRATOR</text:p>
          </table:table-cell>
          <table:table-cell office:value-type="string" calcext:value-type="string">
            <text:p>INTEGRATOR_CP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ipam39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IPAM390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jesurun_q5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3"/>
          <table:table-cell office:value-type="string" calcext:value-type="string">
            <text:p>sun4i-a10-jesurun-q5</text:p>
          </table:table-cell>
          <table:table-cell office:value-type="string" calcext:value-type="string">
            <text:p>SUN4I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jetson-tk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124</text:p>
          </table:table-cell>
          <table:table-cell table:number-columns-repeated="3"/>
          <table:table-cell office:value-type="string" calcext:value-type="string">
            <text:p>JETSON_TK1</text:p>
          </table:table-cell>
          <table:table-cell office:value-type="string" calcext:value-type="string">
            <text:p>tegra124-jetson-tk1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k2e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E_EVM</text:p>
          </table:table-cell>
          <table:table-cell office:value-type="string" calcext:value-type="string">
            <text:p>keystone-k2e-evm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k2e_hs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E_EVM</text:p>
          </table:table-cell>
          <table:table-cell office:value-type="string" calcext:value-type="string">
            <text:p>keystone-k2e-evm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k2g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G_EVM</text:p>
          </table:table-cell>
          <table:table-cell office:value-type="string" calcext:value-type="string">
            <text:p>keystone-k2g-evm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k2g_hs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G_EVM</text:p>
          </table:table-cell>
          <table:table-cell office:value-type="string" calcext:value-type="string">
            <text:p>keystone-k2g-evm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k2hk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HK_EVM</text:p>
          </table:table-cell>
          <table:table-cell office:value-type="string" calcext:value-type="string">
            <text:p>keystone-k2hk-evm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k2hk_hs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HK_EVM</text:p>
          </table:table-cell>
          <table:table-cell office:value-type="string" calcext:value-type="string">
            <text:p>keystone-k2hk-evm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k2l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L_EVM</text:p>
          </table:table-cell>
          <table:table-cell office:value-type="string" calcext:value-type="string">
            <text:p>keystone-k2l-evm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k2l_hs_ev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K2L_EVM</text:p>
          </table:table-cell>
          <table:table-cell office:value-type="string" calcext:value-type="string">
            <text:p>keystone-k2l-evm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kc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OMAP44XX</text:p>
          </table:table-cell>
          <table:table-cell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KC1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khadas-vi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ESON</text:p>
          </table:table-cell>
          <table:table-cell table:number-columns-repeated="2"/>
          <table:table-cell office:value-type="string" calcext:value-type="string">
            <text:p>KHADAS_VIM</text:p>
          </table:table-cell>
          <table:table-cell office:value-type="string" calcext:value-type="string">
            <text:p>meson-gxl-s905x-khadas-vim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km_kirkwood_128m1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KIRKWOOD</text:p>
          </table:table-cell>
          <table:table-cell table:number-columns-repeated="2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KIRKWOOD_128M16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km_kirkwoo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KIRKWOOD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km_kirkwood_pci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KIRKWOOD_PCI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kmcoge4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KMP204X</text:p>
          </table:table-cell>
          <table:table-cell table:number-columns-repeated="2"/>
          <table:table-cell office:value-type="string" calcext:value-type="string">
            <text:p>KMCOGE4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kmcoge5ne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KM8360</text:p>
          </table:table-cell>
          <table:table-cell table:number-columns-repeated="2"/>
          <table:table-cell office:value-type="string" calcext:value-type="string">
            <text:p>KMCOGE5NE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kmcoge5u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COGE5UN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kmeter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KM8360</text:p>
          </table:table-cell>
          <table:table-cell table:number-columns-repeated="2"/>
          <table:table-cell office:value-type="string" calcext:value-type="string">
            <text:p>KMETER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kmlion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5xx</text:p>
          </table:table-cell>
          <table:table-cell table:number-columns-repeated="4"/>
          <table:table-cell office:value-type="string" calcext:value-type="string">
            <text:p>KMP204X</text:p>
          </table:table-cell>
          <table:table-cell table:number-columns-repeated="2"/>
          <table:table-cell office:value-type="string" calcext:value-type="string">
            <text:p>KMLION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kmnusa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NUSA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kmopti2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KMOPTI2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kmsugp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SUGP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kmsupx5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KMSUPX5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kmsuv31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SUV3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kmtegr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UVD3</text:p>
          </table:table-cell>
          <table:table-cell table:number-columns-repeated="2"/>
          <table:table-cell office:value-type="string" calcext:value-type="string">
            <text:p>KMTEGR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kmtepr2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TUXX1</text:p>
          </table:table-cell>
          <table:table-cell table:number-columns-repeated="2"/>
          <table:table-cell office:value-type="string" calcext:value-type="string">
            <text:p>KMTEPR2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kmvect1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SUVD3</text:p>
          </table:table-cell>
          <table:table-cell table:number-columns-repeated="2"/>
          <table:table-cell office:value-type="string" calcext:value-type="string">
            <text:p>KMVECT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koelsch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1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KOELSCH</text:p>
          </table:table-cell>
          <table:table-cell office:value-type="string" calcext:value-type="string">
            <text:p>r8a7791-koelsch-u-boot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kp_imx6q_tp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KP_IMX6Q_TPC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kylin-rk3036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KYLIN_RK3036</text:p>
          </table:table-cell>
          <table:table-cell office:value-type="string" calcext:value-type="string">
            <text:p>rk3036-sdk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kzm9g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KZM9G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lager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R8A7790</text:p>
          </table:table-cell>
          <table:table-cell/>
          <table:table-cell office:value-type="string" calcext:value-type="string">
            <text:p>RMOBILE</text:p>
          </table:table-cell>
          <table:table-cell table:number-columns-repeated="2"/>
          <table:table-cell office:value-type="string" calcext:value-type="string">
            <text:p>LAGER</text:p>
          </table:table-cell>
          <table:table-cell office:value-type="string" calcext:value-type="string">
            <text:p>r8a7790-lager-u-boot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legoev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DAVINCI</text:p>
          </table:table-cell>
          <table:table-cell table:number-columns-repeated="2"/>
          <table:table-cell office:value-type="string" calcext:value-type="string">
            <text:p>LEGOEV3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libretech-c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ESON</text:p>
          </table:table-cell>
          <table:table-cell table:number-columns-repeated="2"/>
          <table:table-cell office:value-type="string" calcext:value-type="string">
            <text:p>LIBRETECH_CC</text:p>
          </table:table-cell>
          <table:table-cell office:value-type="string" calcext:value-type="string">
            <text:p>meson-gxl-s905x-libretech-cc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libretech_all_h3_cc_h3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3"/>
          <table:table-cell office:value-type="string" calcext:value-type="string">
            <text:p>sun8i-h3-libretech-all-h3-cc</text:p>
          </table:table-cell>
          <table:table-cell office:value-type="string" calcext:value-type="string">
            <text:p>SUN8I_H3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lion-rk336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3"/>
          <table:table-cell office:value-type="string" calcext:value-type="string">
            <text:p>rk3368-lion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litebo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LITEBOARD</text:p>
          </table:table-cell>
          <table:table-cell office:value-type="string" calcext:value-type="string">
            <text:p>imx6ul-liteboard.dtb</text:p>
          </table:table-cell>
          <table:table-cell table:number-columns-repeated="3"/>
          <table:table-cell office:value-type="string" calcext:value-type="string">
            <text:p>IMX_CONFIG=arch/arm/mach-imx/spl_sd.cfg</text:p>
          </table:table-cell>
          <table:table-cell table:number-columns-repeated="1010"/>
        </table:table-row>
        <table:table-row table:style-name="ro3">
          <table:table-cell/>
          <table:table-cell office:value-type="string" calcext:value-type="string">
            <text:p>ls1012a2g5rdb_qspi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LS1012A2G5RDB</text:p>
          </table:table-cell>
          <table:table-cell office:value-type="string" calcext:value-type="string">
            <text:p>fsl-ls1012a-2g5rdb</text:p>
          </table:table-cell>
          <table:table-cell table:number-columns-repeated="2"/>
          <table:table-cell office:value-type="string" calcext:value-type="string">
            <text:p>FSL_LS_PPA</text:p>
          </table:table-cell>
          <table:table-cell table:number-columns-repeated="1011"/>
        </table:table-row>
        <table:table-row table:style-name="ro3">
          <table:table-cell/>
          <table:table-cell office:value-type="string" calcext:value-type="string">
            <text:p>ls1012afrdm_qspi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12aqds_qspi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12ardb_qspi_SECUR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12ardb_qspi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21aiot_qspi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21aiot_sdc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21aqds_ddr4_nor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21aqds_ddr4_nor_lpuar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21aqds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21aqds_nor_SECUR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21aqds_nor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21aqds_nor_lpuar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21aqds_qspi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21aqds_sdcard_ifc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21aqds_sdcard_qspi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21atwr_nor_SECUR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21atwr_nor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21atwr_nor_lpuar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21atwr_qspi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21atwr_sdcard_ifc_SECUR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21atwr_sdcard_ifc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21atwr_sdcard_qspi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43aqds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43aqds_lpuar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43aqds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43aqds_nor_ddr3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43aqds_qspi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43aqds_sdcard_ifc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43aqds_sdcard_qspi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43ardb_SECUR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43ardb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43ardb_nand_SECUR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43ardb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43ardb_sdcard_SECUR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43ardb_sdc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46aqds_SECUR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46aqds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46aqds_lpuar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46aqds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46aqds_qspi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46aqds_sdcard_ifc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46aqds_sdcard_qspi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46ardb_emmc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46ardb_qspi_SECUR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46ardb_qspi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46ardb_sdcard_SECUR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46ardb_sdc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88aqds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88aqds_qspi_SECUR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88aqds_qspi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88aqds_sdcard_ifc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88aqds_sdcard_qspi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88ardb_qspi_SECUR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88ardb_qspi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88ardb_sdcard_qspi_SECUR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1088ardb_sdcard_qspi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2080a_emu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2080a_simu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2080aqds_SECUR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2080aqds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2080aqds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2080aqds_qspi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2080aqds_sdc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2080ardb_SECUR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2080ardb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2080ardb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2081ardb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2088ardb_qspi_SECURE_BOO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2088ardb_qspi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lschl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LSXL</text:p>
          </table:table-cell>
          <table:table-cell table:number-columns-repeated="2"/>
          <table:table-cell office:value-type="string" calcext:value-type="string">
            <text:p>LSCHLV2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lsxhl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LSXL</text:p>
          </table:table-cell>
          <table:table-cell table:number-columns-repeated="2"/>
          <table:table-cell office:value-type="string" calcext:value-type="string">
            <text:p>LSXHL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28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28EVK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m53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53EVK</text:p>
          </table:table-cell>
          <table:table-cell table:number-columns-repeated="2"/>
          <table:table-cell office:value-type="string" calcext:value-type="string">
            <text:p>IMX_CONFIG=board/aries/m53evk/imximage.cfg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a5d4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MA5D4EVK</text:p>
          </table:table-cell>
          <table:table-cell office:value-type="string" calcext:value-type="string">
            <text:p>at91-sama5d4_ma5d4evk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malta64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MALTA</text:p>
          </table:table-cell>
          <table:table-cell office:value-type="string" calcext:value-type="string">
            <text:p>mti,malta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malta64el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MALTA</text:p>
          </table:table-cell>
          <table:table-cell office:value-type="string" calcext:value-type="string">
            <text:p>mti,malta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malta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MALTA</text:p>
          </table:table-cell>
          <table:table-cell office:value-type="string" calcext:value-type="string">
            <text:p>mti,malta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maltael</text:p>
          </table:table-cell>
          <table:table-cell office:value-type="string" calcext:value-type="string">
            <text:p>MIPS</text:p>
          </table:table-cell>
          <table:table-cell table:number-columns-repeated="5"/>
          <table:table-cell office:value-type="string" calcext:value-type="string">
            <text:p>MALTA</text:p>
          </table:table-cell>
          <table:table-cell office:value-type="string" calcext:value-type="string">
            <text:p>mti,malta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marsbo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EMBESTMX6BOARDS</text:p>
          </table:table-cell>
          <table:table-cell table:number-columns-repeated="2"/>
          <table:table-cell office:value-type="string" calcext:value-type="string">
            <text:p>IMX_CONFIG=board/boundary/nitrogen6x/nitrogen6q.cfg,MX6Q,DDR_MB=1024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axbcm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AXBCM</text:p>
          </table:table-cell>
          <table:table-cell office:value-type="string" calcext:value-type="string">
            <text:p>armada-xp-maxbcm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mccmon6_no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CCMON6</text:p>
          </table:table-cell>
          <table:table-cell table:number-columns-repeated="2"/>
          <table:table-cell office:value-type="string" calcext:value-type="string">
            <text:p>IMX_CONFIG=board/liebherr/mccmon6/mon6_imximage_nor.cfg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ccmon6_s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CCMON6</text:p>
          </table:table-cell>
          <table:table-cell table:number-columns-repeated="2"/>
          <table:table-cell office:value-type="string" calcext:value-type="string">
            <text:p>IMX_CONFIG=board/liebherr/mccmon6/mon6_imximage_sd.cfg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cx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MCX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medcom-wide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TEGRA</text:p>
          </table:table-cell>
          <table:table-cell office:value-type="string" calcext:value-type="string">
            <text:p>TEGRA20</text:p>
          </table:table-cell>
          <table:table-cell table:number-columns-repeated="3"/>
          <table:table-cell office:value-type="string" calcext:value-type="string">
            <text:p>MEDCOM_WIDE</text:p>
          </table:table-cell>
          <table:table-cell office:value-type="string" calcext:value-type="string">
            <text:p>tegra20-medcom-wide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meesc_dataflash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MEESC</text:p>
          </table:table-cell>
          <table:table-cell office:value-type="string" calcext:value-type="string">
            <text:p>at91sam9263ek</text:p>
          </table:table-cell>
          <table:table-cell/>
          <table:table-cell office:value-type="string" calcext:value-type="string">
            <text:p>AT91SAM9263,SYS_USE_DATAFLASH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eesc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AT91</text:p>
          </table:table-cell>
          <table:table-cell table:number-columns-repeated="2"/>
          <table:table-cell office:value-type="string" calcext:value-type="string">
            <text:p>MEESC</text:p>
          </table:table-cell>
          <table:table-cell office:value-type="string" calcext:value-type="string">
            <text:p>at91sam9263ek</text:p>
          </table:table-cell>
          <table:table-cell/>
          <table:table-cell office:value-type="string" calcext:value-type="string">
            <text:p>AT91SAM9263,SYS_USE_NANDFLASH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gcoge3u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KM_KIRKWOOD</text:p>
          </table:table-cell>
          <table:table-cell table:number-columns-repeated="2"/>
          <table:table-cell office:value-type="string" calcext:value-type="string">
            <text:p>KM_MGCOGE3UN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icroblaze-generic</text:p>
          </table:table-cell>
          <table:table-cell office:value-type="string" calcext:value-type="string">
            <text:p>MICROBLAZE</text:p>
          </table:table-cell>
          <table:table-cell table:number-columns-repeated="5"/>
          <table:table-cell office:value-type="string" calcext:value-type="string">
            <text:p>MICROBLAZE_GENERIC</text:p>
          </table:table-cell>
          <table:table-cell office:value-type="string" calcext:value-type="string">
            <text:p>microblaze-generic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minnowmax</text:p>
          </table:table-cell>
          <table:table-cell office:value-type="string" calcext:value-type="string">
            <text:p>X86</text:p>
          </table:table-cell>
          <table:table-cell table:number-columns-repeated="5"/>
          <table:table-cell office:value-type="string" calcext:value-type="string">
            <text:p>MINNOWMAX</text:p>
          </table:table-cell>
          <table:table-cell office:value-type="string" calcext:value-type="string">
            <text:p>minnowmax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miqi-rk3288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ROCKCHIP</text:p>
          </table:table-cell>
          <table:table-cell table:number-columns-repeated="2"/>
          <table:table-cell office:value-type="string" calcext:value-type="string">
            <text:p>MIQI_RK3288</text:p>
          </table:table-cell>
          <table:table-cell office:value-type="string" calcext:value-type="string">
            <text:p>rk3288-miqi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mixtile_loftq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3"/>
          <table:table-cell office:value-type="string" calcext:value-type="string">
            <text:p>sun6i-a31-mixtile-loftq</text:p>
          </table:table-cell>
          <table:table-cell office:value-type="string" calcext:value-type="string">
            <text:p>SUN6I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mk802_a10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3"/>
          <table:table-cell office:value-type="string" calcext:value-type="string">
            <text:p>sun5i-a10s-mk802</text:p>
          </table:table-cell>
          <table:table-cell office:value-type="string" calcext:value-type="string">
            <text:p>SUN5I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mk80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3"/>
          <table:table-cell office:value-type="string" calcext:value-type="string">
            <text:p>sun4i-a10-mk802</text:p>
          </table:table-cell>
          <table:table-cell office:value-type="string" calcext:value-type="string">
            <text:p>SUN4I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mk802i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3"/>
          <table:table-cell office:value-type="string" calcext:value-type="string">
            <text:p>sun4i-a10-mk802ii</text:p>
          </table:table-cell>
          <table:table-cell office:value-type="string" calcext:value-type="string">
            <text:p>SUN4I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mpc8308_p1m</text:p>
          </table:table-cell>
          <table:table-cell office:value-type="string" calcext:value-type="string">
            <text:p>PPC</text:p>
          </table:table-cell>
          <table:table-cell office:value-type="string" calcext:value-type="string">
            <text:p>MPC83xx</text:p>
          </table:table-cell>
          <table:table-cell table:number-columns-repeated="4"/>
          <table:table-cell office:value-type="string" calcext:value-type="string">
            <text:p>MPC8308_P1M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mpr2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MPR2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ms7720se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MS7720SE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ms7722se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MS7722SE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ms7750se</text:p>
          </table:table-cell>
          <table:table-cell office:value-type="string" calcext:value-type="string">
            <text:p>SH</text:p>
          </table:table-cell>
          <table:table-cell table:number-columns-repeated="5"/>
          <table:table-cell office:value-type="string" calcext:value-type="string">
            <text:p>MS7750SE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mt_ventoux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OMAP2PLUS</text:p>
          </table:table-cell>
          <table:table-cell table:number-columns-repeated="2"/>
          <table:table-cell office:value-type="string" calcext:value-type="string">
            <text:p>MT_VENTOUX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mvebu_db-88f37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VEBU_ARMADA_37XX</text:p>
          </table:table-cell>
          <table:table-cell office:value-type="string" calcext:value-type="string">
            <text:p>armada-3720-db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mvebu_db_armada8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VEBU_ARMADA_8K</text:p>
          </table:table-cell>
          <table:table-cell office:value-type="string" calcext:value-type="string">
            <text:p>armada-8040-db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mvebu_espressobin-88f37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VEBU_ARMADA_37XX</text:p>
          </table:table-cell>
          <table:table-cell office:value-type="string" calcext:value-type="string">
            <text:p>armada-3720-espressobin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mvebu_mcbin-88f804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VEBU</text:p>
          </table:table-cell>
          <table:table-cell table:number-columns-repeated="2"/>
          <table:table-cell office:value-type="string" calcext:value-type="string">
            <text:p>MVEBU_ARMADA_8K</text:p>
          </table:table-cell>
          <table:table-cell office:value-type="string" calcext:value-type="string">
            <text:p>armada-8040-mcbin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mx23_olinuxin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3</text:p>
          </table:table-cell>
          <table:table-cell table:number-columns-repeated="2"/>
          <table:table-cell office:value-type="string" calcext:value-type="string">
            <text:p>MX23_OLINUXINO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mx23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3</text:p>
          </table:table-cell>
          <table:table-cell table:number-columns-repeated="2"/>
          <table:table-cell office:value-type="string" calcext:value-type="string">
            <text:p>MX23EVK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mx25pd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5</text:p>
          </table:table-cell>
          <table:table-cell table:number-columns-repeated="2"/>
          <table:table-cell office:value-type="string" calcext:value-type="string">
            <text:p>MX25PDK</text:p>
          </table:table-cell>
          <table:table-cell office:value-type="string" calcext:value-type="string">
            <text:p>imx25-pdk.dtb</text:p>
          </table:table-cell>
          <table:table-cell/>
          <table:table-cell office:value-type="string" calcext:value-type="string">
            <text:p>IMX_CONFIG=board/freescale/mx25pdk/imximage.cfg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x28evk_auart_consol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X28EVK</text:p>
          </table:table-cell>
          <table:table-cell table:number-columns-repeated="2"/>
          <table:table-cell office:value-type="string" calcext:value-type="string">
            <text:p>MXS_AUART,MXS_AUART_BASE=MXS_UARTAPP3_BASE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x28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28EVK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mx28evk_nan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X28EVK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mx28evk_sp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28</text:p>
          </table:table-cell>
          <table:table-cell table:number-columns-repeated="2"/>
          <table:table-cell office:value-type="string" calcext:value-type="string">
            <text:p>MX28EVK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mx31pd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MX31PDK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mx35pdk</text:p>
          </table:table-cell>
          <table:table-cell office:value-type="string" calcext:value-type="string">
            <text:p>ARM</text:p>
          </table:table-cell>
          <table:table-cell table:number-columns-repeated="5"/>
          <table:table-cell office:value-type="string" calcext:value-type="string">
            <text:p>MX35PDK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mx51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1EVK</text:p>
          </table:table-cell>
          <table:table-cell table:number-columns-repeated="2"/>
          <table:table-cell office:value-type="string" calcext:value-type="string">
            <text:p>IMX_CONFIG=board/freescale/mx51evk/imximage.cfg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x53ar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ARD</text:p>
          </table:table-cell>
          <table:table-cell table:number-columns-repeated="2"/>
          <table:table-cell office:value-type="string" calcext:value-type="string">
            <text:p>IMX_CONFIG=board/freescale/mx53ard/imximage_dd3.cfg</text:p>
          </table:table-cell>
          <table:table-cell/>
          <table:table-cell office:value-type="string" calcext:value-type="string">
            <text:p>imx53-ard.dtb</text:p>
          </table:table-cell>
          <table:table-cell table:number-columns-repeated="1010"/>
        </table:table-row>
        <table:table-row table:style-name="ro3">
          <table:table-cell/>
          <table:table-cell office:value-type="string" calcext:value-type="string">
            <text:p>mx53cx9020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CX9020</text:p>
          </table:table-cell>
          <table:table-cell office:value-type="string" calcext:value-type="string">
            <text:p>imx53-cx9020</text:p>
          </table:table-cell>
          <table:table-cell/>
          <table:table-cell office:value-type="string" calcext:value-type="string">
            <text:p>IMX_CONFIG=board/beckhoff/mx53cx9020/imximage.cfg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x53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53EVK</text:p>
          </table:table-cell>
          <table:table-cell table:number-columns-repeated="2"/>
          <table:table-cell office:value-type="string" calcext:value-type="string">
            <text:p>IMX_CONFIG=board/aries/m53evk/imximage.cfg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x53loc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LOCO</text:p>
          </table:table-cell>
          <table:table-cell table:number-columns-repeated="2"/>
          <table:table-cell office:value-type="string" calcext:value-type="string">
            <text:p>IMX_CONFIG=board/freescale/mx53loco/imximage.cfg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x53pp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PPD</text:p>
          </table:table-cell>
          <table:table-cell table:number-columns-repeated="2"/>
          <table:table-cell office:value-type="string" calcext:value-type="string">
            <text:p>IMX_CONFIG=board/ge/mx53ppd/imximage.cfg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x53sm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5</text:p>
          </table:table-cell>
          <table:table-cell table:number-columns-repeated="2"/>
          <table:table-cell office:value-type="string" calcext:value-type="string">
            <text:p>MX53SMD</text:p>
          </table:table-cell>
          <table:table-cell table:number-columns-repeated="2"/>
          <table:table-cell office:value-type="string" calcext:value-type="string">
            <text:p>IMX_CONFIG=board/freescale/mx53smd/imximage.cfg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x6cuboxi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CUBOXI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x6dlarm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ARM2</text:p>
          </table:table-cell>
          <table:table-cell table:number-columns-repeated="2"/>
          <table:table-cell office:value-type="string" calcext:value-type="string">
            <text:p>IMX_CONFIG=board/freescale/mx6qarm2/imximage_mx6dl.cfg,MX6DL,DDR_MB=2048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x6dlarm2_lpddr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ARM2</text:p>
          </table:table-cell>
          <table:table-cell table:number-columns-repeated="2"/>
          <table:table-cell office:value-type="string" calcext:value-type="string">
            <text:p>IMX_CONFIG=board/freescale/mx6qarm2/imximage_mx6dl.cfg,MX6DL,MX6DL_LPDDR2,DDR_MB=512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x6memca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MEMCAL</text:p>
          </table:table-cell>
          <table:table-cell table:number-columns-repeated="2"/>
          <table:table-cell office:value-type="string" calcext:value-type="string">
            <text:p>IMX_CONFIG=arch/arm/mach-imx/spl_sd.cfg,SPL,MX6QDL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x6qarm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ARM2</text:p>
          </table:table-cell>
          <table:table-cell table:number-columns-repeated="2"/>
          <table:table-cell office:value-type="string" calcext:value-type="string">
            <text:p>IMX_CONFIG=board/freescale/mx6qarm2/imximage.cfg,MX6Q,DDR_MB=2048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x6qarm2_lpddr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QARM2</text:p>
          </table:table-cell>
          <table:table-cell table:number-columns-repeated="2"/>
          <table:table-cell office:value-type="string" calcext:value-type="string">
            <text:p>IMX_CONFIG=board/freescale/mx6qarm2/imximage.cfg,MX6Q,MX6DQ_LPDDR2,DDR_MB=512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x6qsabrelite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NITROGEN6X</text:p>
          </table:table-cell>
          <table:table-cell table:number-columns-repeated="2"/>
          <table:table-cell office:value-type="string" calcext:value-type="string">
            <text:p>IMX_CONFIG=board/boundary/nitrogen6x/nitrogen6q.cfg,MX6Q,DDR_MB=1024,SABRELITE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x6sabreaut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ABREAUTO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x6sabres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ABRESD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x6sl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EVK</text:p>
          </table:table-cell>
          <table:table-cell office:value-type="string" calcext:value-type="string">
            <text:p>imx6sl-evk</text:p>
          </table:table-cell>
          <table:table-cell/>
          <table:table-cell office:value-type="string" calcext:value-type="string">
            <text:p>IMX_CONFIG=board/freescale/mx6slevk/imximage.cfg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x6slevk_spino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EVK</text:p>
          </table:table-cell>
          <table:table-cell office:value-type="string" calcext:value-type="string">
            <text:p>imx6sl-evk</text:p>
          </table:table-cell>
          <table:table-cell/>
          <table:table-cell office:value-type="string" calcext:value-type="string">
            <text:p>IMX_CONFIG=board/freescale/mx6slevk/imximage.cfg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x6slevk_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EVK</text:p>
          </table:table-cell>
          <table:table-cell office:value-type="string" calcext:value-type="string">
            <text:p>imx6sl-evk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x6sll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LEVK</text:p>
          </table:table-cell>
          <table:table-cell office:value-type="string" calcext:value-type="string">
            <text:p>imx6sll-evk</text:p>
          </table:table-cell>
          <table:table-cell/>
          <table:table-cell office:value-type="string" calcext:value-type="string">
            <text:p>IMX_CONFIG=board/freescale/mx6sllevk/imximage.cfg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x6sllevk_plugi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LLEVK</text:p>
          </table:table-cell>
          <table:table-cell office:value-type="string" calcext:value-type="string">
            <text:p>imx6sll-evk</text:p>
          </table:table-cell>
          <table:table-cell/>
          <table:table-cell office:value-type="string" calcext:value-type="string">
            <text:p>IMX_CONFIG=board/freescale/mx6sllevk/imximage.cfg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x6sxsabreaut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XSABREAUTO</text:p>
          </table:table-cell>
          <table:table-cell office:value-type="string" calcext:value-type="string">
            <text:p>imx6sx-sabreauto</text:p>
          </table:table-cell>
          <table:table-cell/>
          <table:table-cell office:value-type="string" calcext:value-type="string">
            <text:p>IMX_CONFIG=board/freescale/mx6sxsabreauto/imximage.cfg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x6sxsabres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XSABRESD</text:p>
          </table:table-cell>
          <table:table-cell office:value-type="string" calcext:value-type="string">
            <text:p>imx6sx-sdb</text:p>
          </table:table-cell>
          <table:table-cell/>
          <table:table-cell office:value-type="string" calcext:value-type="string">
            <text:p>IMX_CONFIG=board/freescale/mx6sxsabresd/imximage.cfg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x6sxsabresd_spl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SXSABRESD</text:p>
          </table:table-cell>
          <table:table-cell office:value-type="string" calcext:value-type="string">
            <text:p>imx6sx-sdb</text:p>
          </table:table-cell>
          <table:table-cell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x6ul_14x14_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14X14_EVK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x6ul_9x9_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_9X9_EVK</text:p>
          </table:table-cell>
          <table:table-cell table:number-columns-repeated="2"/>
          <table:table-cell office:value-type="string" calcext:value-type="string">
            <text:p>IMX_CONFIG=arch/arm/mach-imx/spl_sd.cfg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x6ull_14x14_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L_14X14_EVK</text:p>
          </table:table-cell>
          <table:table-cell office:value-type="string" calcext:value-type="string">
            <text:p>imx6ull-14x14-evk</text:p>
          </table:table-cell>
          <table:table-cell/>
          <table:table-cell office:value-type="string" calcext:value-type="string">
            <text:p>IMX_CONFIG=board/freescale/mx6ullevk/imximage.cfg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x6ull_14x14_evk_plugi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6</text:p>
          </table:table-cell>
          <table:table-cell table:number-columns-repeated="2"/>
          <table:table-cell office:value-type="string" calcext:value-type="string">
            <text:p>MX6ULL_14X14_EVK</text:p>
          </table:table-cell>
          <table:table-cell office:value-type="string" calcext:value-type="string">
            <text:p>imx6ull-14x14-evk</text:p>
          </table:table-cell>
          <table:table-cell/>
          <table:table-cell office:value-type="string" calcext:value-type="string">
            <text:p>IMX_CONFIG=board/freescale/mx6ullevk/imximage.cfg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x7dsabresd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</text:p>
          </table:table-cell>
          <table:table-cell table:number-columns-repeated="2"/>
          <table:table-cell office:value-type="string" calcext:value-type="string">
            <text:p>MX7DSABRESD</text:p>
          </table:table-cell>
          <table:table-cell office:value-type="string" calcext:value-type="string">
            <text:p>imx7d-sdb</text:p>
          </table:table-cell>
          <table:table-cell/>
          <table:table-cell office:value-type="string" calcext:value-type="string">
            <text:p>IMX_CONFIG=board/freescale/mx7dsabresd/imximage.cfg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x7ulp_evk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ULP</text:p>
          </table:table-cell>
          <table:table-cell table:number-columns-repeated="2"/>
          <table:table-cell office:value-type="string" calcext:value-type="string">
            <text:p>MX7ULP_EVK</text:p>
          </table:table-cell>
          <table:table-cell office:value-type="string" calcext:value-type="string">
            <text:p>imx7ulp-evk</text:p>
          </table:table-cell>
          <table:table-cell/>
          <table:table-cell office:value-type="string" calcext:value-type="string">
            <text:p>IMX_CONFIG=board/freescale/mx7ulp_evk/imximage.cfg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x7ulp_evk_plugin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MX7ULP</text:p>
          </table:table-cell>
          <table:table-cell table:number-columns-repeated="2"/>
          <table:table-cell office:value-type="string" calcext:value-type="string">
            <text:p>MX7ULP_EVK</text:p>
          </table:table-cell>
          <table:table-cell office:value-type="string" calcext:value-type="string">
            <text:p>imx7ulp-evk</text:p>
          </table:table-cell>
          <table:table-cell/>
          <table:table-cell office:value-type="string" calcext:value-type="string">
            <text:p>IMX_CONFIG=board/freescale/mx7ulp_evk/imximage.cfg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nanopi_a64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2"/>
          <table:table-cell office:value-type="string" calcext:value-type="string">
            <text:p>SUN50I</text:p>
          </table:table-cell>
          <table:table-cell office:value-type="string" calcext:value-type="string">
            <text:p>sun50i-a64-nanopi-a64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nanopi_m1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3"/>
          <table:table-cell office:value-type="string" calcext:value-type="string">
            <text:p>sun8i-h3-nanopi-m1</text:p>
          </table:table-cell>
          <table:table-cell office:value-type="string" calcext:value-type="string">
            <text:p>SUN8I_H3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nanopi_m1_plus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3"/>
          <table:table-cell office:value-type="string" calcext:value-type="string">
            <text:p>sun8i-h3-nanopi-m1-plus</text:p>
          </table:table-cell>
          <table:table-cell office:value-type="string" calcext:value-type="string">
            <text:p>SUN8I_H3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nanopi_neo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3"/>
          <table:table-cell office:value-type="string" calcext:value-type="string">
            <text:p>sun50i-h5-nanopi-neo2</text:p>
          </table:table-cell>
          <table:table-cell office:value-type="string" calcext:value-type="string">
            <text:p>SUN50I_H5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nanopi_neo_air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3"/>
          <table:table-cell office:value-type="string" calcext:value-type="string">
            <text:p>sun8i-h3-nanopi-neo-air</text:p>
          </table:table-cell>
          <table:table-cell office:value-type="string" calcext:value-type="string">
            <text:p>SUN8I_H3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nanopi_neo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3"/>
          <table:table-cell office:value-type="string" calcext:value-type="string">
            <text:p>sun8i-h3-nanopi-neo</text:p>
          </table:table-cell>
          <table:table-cell office:value-type="string" calcext:value-type="string">
            <text:p>SUN8I_H3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nanopi_neo_plus2</text:p>
          </table:table-cell>
          <table:table-cell office:value-type="string" calcext:value-type="string">
            <text:p>ARM</text:p>
          </table:table-cell>
          <table:table-cell table:number-columns-repeated="2"/>
          <table:table-cell office:value-type="string" calcext:value-type="string">
            <text:p>SUNXI</text:p>
          </table:table-cell>
          <table:table-cell table:number-columns-repeated="3"/>
          <table:table-cell office:value-type="string" calcext:value-type="string">
            <text:p>sun50i-h5-nanopi-neo-plus2</text:p>
          </table:table-cell>
          <table:table-cell office:value-type="string" calcext:value-type="string">
            <text:p>SUN50I_H5</text:p>
          </table:table-cell>
          <table:table-cell table:number-columns-repeated="1013"/>
        </table:table-row>
        <table:table-row table:style-name="ro3">
          <table:table-cell/>
          <table:table-cell office:value-type="string" calcext:value-type="string">
            <text:p>nas220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AS220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net2big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2BIG_V2</text:p>
          </table:table-cell>
          <table:table-cell table:number-columns-repeated="2"/>
          <table:table-cell office:value-type="string" calcext:value-type="string">
            <text:p>NET2BIG_V2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netgear_cg3100d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netgear,cg3100d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netgear_dgnd3700v2_ram</text:p>
          </table:table-cell>
          <table:table-cell office:value-type="string" calcext:value-type="string">
            <text:p>MIPS</text:p>
          </table:table-cell>
          <table:table-cell table:number-columns-repeated="2"/>
          <table:table-cell office:value-type="string" calcext:value-type="string">
            <text:p>BMIPS</text:p>
          </table:table-cell>
          <table:table-cell table:number-columns-repeated="3"/>
          <table:table-cell office:value-type="string" calcext:value-type="string">
            <text:p>netgear,dgnd3700v2</text:p>
          </table:table-cell>
          <table:table-cell table:number-columns-repeated="1014"/>
        </table:table-row>
        <table:table-row table:style-name="ro3">
          <table:table-cell/>
          <table:table-cell office:value-type="string" calcext:value-type="string">
            <text:p>netspace_lite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NETSPACE_LITE_V2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netspace_max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NETSPACE_MAX_V2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netspace_mini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NETSPACE_MINI_V2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netspace_v2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KIRKWOOD</text:p>
          </table:table-cell>
          <table:table-cell table:number-columns-repeated="4"/>
          <table:table-cell office:value-type="string" calcext:value-type="string">
            <text:p>NETSPACE_V2</text:p>
          </table:table-cell>
          <table:table-cell table:number-columns-repeated="2"/>
          <table:table-cell office:value-type="string" calcext:value-type="string">
            <text:p>NETSPACE_V2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nitrogen6dl2g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nitrogen6dl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nitrogen6q2g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nitrogen6q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nitrogen6s1g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nitrogen6s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nokia_rx51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novena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nsa310s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nsim_70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nsim_700be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nsim_hs38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nsim_hs38be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nx25-ae25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nyan-big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droid-c2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droid-xu3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droi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map3_beagle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map3_evm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map3_ha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map3_logic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map3_overo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map3_pandora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map3_zoom1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map4_panda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map4_sdp443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map5_uevm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mapl138_lcdk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penrd_base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penrd_clien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penrd_ultimate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pos6uldev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rangepi_2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rangepi_lite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rangepi_one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rangepi_pc2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rangepi_pc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rangepi_pc_plus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rangepi_plus2e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rangepi_plus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rangepi_prime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rangepi_win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rangepi_zero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rangepi_zero_plus2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rigen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t120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t1200_spl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212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2371-000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2371-218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2571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2771-0000-00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2771-0000-50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rrot_r16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z0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b100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cm051_rev1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cm051_rev3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cm052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cm058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each-pi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each-pi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engwyn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epper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fla02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hycore-rk3288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ic32mzdask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ico-imx6ul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ico-imx7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icosam9g45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ine64_plus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latinum_picon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latinum_titanium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lutux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m9261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m9263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m9g45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ogo_e02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olaroid_mid2407pxe03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olaroid_mid2809pxe04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oplar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opmetal-rk3288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orter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ortl2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ov_protab2_ips9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uma-rk3399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xm2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q8_a13_table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q8_a23_tablet_800x48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q8_a33_tablet_1024x60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q8_a33_tablet_800x48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qemu-ppce50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qemu-x86_64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qemu-x86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qemu-x86_efi_payload32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qemu-x86_efi_payload64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qemu_arm64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qemu_arm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qemu_mips64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qemu_mips64el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qemu_mips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qemu_mipsel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r0p7734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r2dplus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r7-tv-dongle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r7780mp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r8a7795_salvator-x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r8a7795_ulcb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r8a77965_salvator-x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r8a7796_salvator-x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r8a7796_ulcb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r8a77970_eagle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r8a77995_draak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rastaban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riotbo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rock2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rock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rpi_0_w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rpi_2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rpi_3_32b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rpi_3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rpi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rsk7203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rsk7264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rsk7269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ru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32v234evb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5p_goni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5pc210_universal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agem_f@st1704_ram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ama5d27_som1_ek_mmc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ama5d2_ptc_ek_mmc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ama5d2_ptc_ek_nand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ama5d2_xplained_mmc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ama5d2_xplained_spi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ama5d36ek_cmp_mmc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ama5d36ek_cmp_nand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ama5d36ek_cmp_spi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ama5d3_xplained_mmc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ama5d3_xplained_nand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ama5d3xek_mmc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ama5d3xek_nand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ama5d3xek_spi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ama5d4_xplained_mmc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ama5d4_xplained_nand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ama5d4_xplained_spi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ama5d4ek_mmc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ama5d4ek_nand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ama5d4ek_spi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andbox64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andbox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andbox_flattree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andbox_noblk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andbox_spl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ansa_fuze_plus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bc8349_PCI_33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bc8349_PCI_66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bc8349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bc8548_PCI_33_PCIE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bc8548_PCI_33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bc8548_PCI_66_PCIE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bc8548_PCI_66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bc8548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bc8641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c_sps_1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eabo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ecomx6quq7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fr_nb4-ser_ram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h7752evb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h7753evb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h7757lcr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h7763rdp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h7785lcr_32bi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h7785lcr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heep-rk3368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heevaplug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hmin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ilk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ksimx6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martweb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mdk525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mdk542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mdkc10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mdkv31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napper926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napper9g2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niper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now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ocfpga_arria1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ocfpga_arria5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ocfpga_cyclone5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ocfpga_dbm_soc1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ocfpga_de0_nano_soc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ocfpga_de10_nano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ocfpga_de1_soc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ocfpga_is1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ocfpga_mcvevk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ocfpga_socki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ocfpga_socrates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ocfpga_sr150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ocfpga_vining_fpga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ocrates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om-db5800-som-6867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opine_basebo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ear30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ear300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ear300_usbtty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ear300_usbtty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ear31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ear310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ear310_pnor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ear310_usbtty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ear310_usbtty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ear310_usbtty_pnor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ear32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ear320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ear320_pnor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ear320_usbtty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ear320_usbtty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ear320_usbtty_pnor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ear60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ear600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ear600_usbtty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ear600_usbtty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pring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tih410-b226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tm32f429-discovery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tm32f429-evaluation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tm32f469-discovery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tm32f746-disco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tm32h743-disco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tm32h743-eval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tm32mp15_basic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tmark2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tout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trider_con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trider_con_dp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trider_cpu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trider_cpu_dp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tv0991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un8i_a23_evb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unxi_Gemei_G9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uvd3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yzygy_hub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ao353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aurus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b10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bs291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bs_a711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ec-ng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ec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headorable-x86-conga-qa3-e3845-pcie-x4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headorable-x86-conga-qa3-e3845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headorable-x86-dfi-bt70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headorable_debug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huban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hunderx_88xx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i814x_evm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i816x_evm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inker-rk3288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itanium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opic_miami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opic_miamilite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opic_miamiplus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plink_wdr430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qma6dl_mba6_mmc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qma6dl_mba6_spi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qma6q_mba6_mmc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qma6q_mba6_spi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qma6s_mba6_mmc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qma6s_mba6_spi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qma6s_wru4_mmc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rats2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rats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ricorder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ricorder_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rimslice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s460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s480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uge1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urris_omnia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uxx1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wister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udoo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udoo_neo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uniphier_ld4_sld8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uniphier_v7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uniphier_v8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usb_a9263_dataflash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usbarmory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ct_platinum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ct_platinum_one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ct_platinum_onenand_small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ct_platinum_small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ct_platinumavc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ct_platinumavc_one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ct_platinumavc_onenand_small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ct_platinumavc_small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ct_premium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ct_premium_one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ct_premium_onenand_small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ct_premium_small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e8313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enice2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entana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express_aemv8a_dram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express_aemv8a_juno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express_aemv8a_semi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express_ca15_tc2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express_ca5x2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express_ca9x4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f610twr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f610twr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inco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ining_200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me8349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yasa-rk3288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wandbo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warp7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warp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wb45n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wb50n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woodburn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woodburn_s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work_92105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x60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xfi3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ct_platinum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ct_platinum_one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ct_platinum_onenand_small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ct_platinum_small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ct_platinumavc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ct_platinumavc_one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ct_platinumavc_onenand_small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ct_platinumavc_small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ct_premium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ct_premium_one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ct_premium_onenand_small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ct_premium_small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e8313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enice2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entana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express_aemv8a_dram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express_aemv8a_juno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express_aemv8a_semi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express_ca15_tc2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express_ca5x2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express_ca9x4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f610twr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f610twr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inco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ining_200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me8349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vyasa-rk3288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wandboar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warp7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warp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wb45n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wb50n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woodburn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woodburn_s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work_92105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x60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xfi3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xilinx_zynqmp_mini_emmc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xilinx_zynqmp_mini_nan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xilinx_zynqmp_zc1232_revA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xilinx_zynqmp_zc1254_revA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xilinx_zynqmp_zc1275_revA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xilinx_zynqmp_zc1751_xm015_dc1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xilinx_zynqmp_zc1751_xm016_dc2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xilinx_zynqmp_zc1751_xm017_dc3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xilinx_zynqmp_zc1751_xm018_dc4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xilinx_zynqmp_zc1751_xm019_dc5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xilinx_zynqmp_zcu100_revC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xilinx_zynqmp_zcu102_rev1_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xilinx_zynqmp_zcu102_revA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xilinx_zynqmp_zcu102_revB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xilinx_zynqmp_zcu104_revA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xilinx_zynqmp_zcu104_revC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xilinx_zynqmp_zcu106_revA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xilinx_zynqmp_zcu111_revA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xpedite517x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xpedite520x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xpedite537x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xpedite550x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xpress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xpress_spl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xtfpga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zc5202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zc5601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zipitz2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zmx25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zynq_cc108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zynq_cse_qspi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zynq_microze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zynq_picoze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zynq_z_turn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zynq_zc702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zynq_zc706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zynq_zc770_xm010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zynq_zc770_xm011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zynq_zc770_xm011_x16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zynq_zc770_xm012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zynq_zc770_xm013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zynq_zed_defconfig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zynq_zybo_defconfig</text:p>
          </table:table-cell>
          <table:table-cell table:number-columns-repeated="1022"/>
        </table:table-row>
        <table:table-row table:style-name="ro3" table:number-rows-repeated="104729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MX" table:style-name="ta1">
        <table:table-column table:style-name="co3" table:number-columns-repeated="1024" table:default-cell-style-name="ce13"/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mx6slevk_sp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udoo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cm058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zmx25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ot1200_sp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51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53pp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53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dlarm2_lpddr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isplay5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wandboar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28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opos6uldev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abreauto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nitrogen6dl2g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dlarm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28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xsabresd_sp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q_logi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qdl_icore_nan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ul_geam_nan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ul_geam_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isplay5_factory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e_b850v3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qma6s_wru4_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levk_spinor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7ulp_evk_plugin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riotboar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23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wventana_e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7dsabres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ccmon6_s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llevk_plugin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px4devkit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vining_2000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l-som-imx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53ar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ul_14x14_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latinum_picon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nitrogen6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qma6dl_mba6_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kp_imx6q_tp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gtqmx6eva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zc5601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qma6dl_mba6_spi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xsabreauto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l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ms-ba16-1g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palis_imx6_nospl_com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cuboxi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ansa_fuze_plu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25pd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s4600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itanium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ul_isiot_nan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m_fx6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ristainetos2b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xpress_sp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qma6s_mba6_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s4800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fla0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nitrogen6q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qdl_icore_mipi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28evk_auart_consol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wventana_gw5904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qma6q_mba6_spi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53loco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qarm2_lpddr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wventana_nan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dl_icore_nan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usbarmory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nitrogen6s1g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53cx9020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ristaineto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ul_9x9_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qdl_icore_rq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olibri_imx6_nosp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ull_14x14_evk_plugin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novena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c_sps_1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ksimx6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q_icore_nan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e_b450v3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warp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qma6s_mba6_spi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ristainetos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olibri_imx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zc520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qdl_icore_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liteboar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latinum_titanium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bg0900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ge_b650v3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dms-ba16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palis_imx6_nospl_it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ll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qarm2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warp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ccmon6_nor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28evk_spi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xpress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memca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imx6ul_isiot_e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x7ulp_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xsabres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53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xfi3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udoo_neo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colibri_imx6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nitrogen6q2g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bs2910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23_olinuxino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ull_14x14_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53sm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nitrogen6d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qma6q_mba6_mmc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ecomx6quq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sabres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arsboar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x6qsabrelit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dh_imx6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palis_imx6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ico-imx6u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pico-imx7d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28evk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ot1200</text:p>
          </table:table-cell>
          <table:table-cell table:number-columns-repeated="1022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efconfigs" table:style-name="ta1">
        <table:table-column table:style-name="co14" table:default-cell-style-name="ce9"/>
        <table:table-column table:style-name="co15" table:default-cell-style-name="ce9"/>
        <table:table-column table:style-name="co16" table:default-cell-style-name="ce4"/>
        <table:table-column table:style-name="co17" table:default-cell-style-name="ce9"/>
        <table:table-column table:style-name="co3" table:number-columns-repeated="1020" table:default-cell-style-name="ce9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/>
          <table:table-cell office:value-type="string" calcext:value-type="string">
            <text:p>Raspberry Pi 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2017.11</text:p>
          </table:table-cell>
          <table:table-cell/>
          <table:table-cell office:value-type="string" calcext:value-type="string">
            <text:p>v2017.11</text:p>
          </table:table-cell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>
            <text:p>rpi_defconfig</text:p>
          </table:table-cell>
          <table:table-cell/>
          <table:table-cell table:style-name="ce10" office:value-type="string" calcext:value-type="string">
            <text:p>rpi_3_defconfig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CONFIG_ARM=y</text:p>
          </table:table-cell>
          <table:table-cell/>
          <table:table-cell table:style-name="ce3" office:value-type="string" calcext:value-type="string">
            <text:p>CONFIG_ARM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ARCH_BCM283X=y</text:p>
          </table:table-cell>
          <table:table-cell/>
          <table:table-cell office:value-type="string" calcext:value-type="string">
            <text:p>CONFIG_ARCH_BCM283X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TARGET_RPI_3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TARGET_RPI=y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SYS_MALLOC_F_LEN=0x2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FIG_DEFAULT_DEVICE_TREE="bcm2837-rpi-3-b"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DEFAULT_DEVICE_TREE="bcm2835-rpi-b"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DISTRO_DEFAULTS=y</text:p>
          </table:table-cell>
          <table:table-cell/>
          <table:table-cell office:value-type="string" calcext:value-type="string">
            <text:p>CONFIG_DISTRO_DEFAULTS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OF_BOARD_SETUP=y</text:p>
          </table:table-cell>
          <table:table-cell/>
          <table:table-cell office:value-type="string" calcext:value-type="string">
            <text:p>CONFIG_OF_BOARD_SETUP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DISPLAY_CPUINFO is not set</text:p>
          </table:table-cell>
          <table:table-cell/>
          <table:table-cell office:value-type="string" calcext:value-type="string">
            <text:p># CONFIG_DISPLAY_CPUINFO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DISPLAY_BOARDINFO is not set</text:p>
          </table:table-cell>
          <table:table-cell/>
          <table:table-cell office:value-type="string" calcext:value-type="string">
            <text:p># CONFIG_DISPLAY_BOARDINFO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SYS_PROMPT="U-Boot&gt; "</text:p>
          </table:table-cell>
          <table:table-cell/>
          <table:table-cell office:value-type="string" calcext:value-type="string">
            <text:p>CONFIG_SYS_PROMPT="U-Boot&gt; "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CMD_FLASH is not set</text:p>
          </table:table-cell>
          <table:table-cell/>
          <table:table-cell office:value-type="string" calcext:value-type="string">
            <text:p># CONFIG_CMD_FLASH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 CONFIG_CMD_FPGA is not set</text:p>
          </table:table-cell>
          <table:table-cell/>
          <table:table-cell office:value-type="string" calcext:value-type="string">
            <text:p># CONFIG_CMD_FPGA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CMD_GPIO=y</text:p>
          </table:table-cell>
          <table:table-cell/>
          <table:table-cell office:value-type="string" calcext:value-type="string">
            <text:p>CONFIG_CMD_GPIO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CMD_MMC=y</text:p>
          </table:table-cell>
          <table:table-cell/>
          <table:table-cell office:value-type="string" calcext:value-type="string">
            <text:p>CONFIG_CMD_MMC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CMD_USB=y</text:p>
          </table:table-cell>
          <table:table-cell/>
          <table:table-cell office:value-type="string" calcext:value-type="string">
            <text:p>CONFIG_CMD_USB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OF_EMBED=y</text:p>
          </table:table-cell>
          <table:table-cell/>
          <table:table-cell office:value-type="string" calcext:value-type="string">
            <text:p>CONFIG_OF_EMBED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ENV_FAT_INTERFACE="mmc"</text:p>
          </table:table-cell>
          <table:table-cell/>
          <table:table-cell office:value-type="string" calcext:value-type="string">
            <text:p>CONFIG_ENV_FAT_INTERFACE="mmc"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ENV_FAT_DEVICE_AND_PART="0:1"</text:p>
          </table:table-cell>
          <table:table-cell/>
          <table:table-cell office:value-type="string" calcext:value-type="string">
            <text:p>CONFIG_ENV_FAT_DEVICE_AND_PART="0:1"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DM_KEYBOARD=y</text:p>
          </table:table-cell>
          <table:table-cell/>
          <table:table-cell office:value-type="string" calcext:value-type="string">
            <text:p>CONFIG_DM_KEYBOARD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DM_MMC=y</text:p>
          </table:table-cell>
          <table:table-cell/>
          <table:table-cell office:value-type="string" calcext:value-type="string">
            <text:p>CONFIG_DM_MMC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MMC_SDHCI=y</text:p>
          </table:table-cell>
          <table:table-cell/>
          <table:table-cell office:value-type="string" calcext:value-type="string">
            <text:p>CONFIG_MMC_SDHCI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MMC_SDHCI_BCM2835=y</text:p>
          </table:table-cell>
          <table:table-cell/>
          <table:table-cell office:value-type="string" calcext:value-type="string">
            <text:p>CONFIG_MMC_SDHCI_BCM2835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DM_ETH=y</text:p>
          </table:table-cell>
          <table:table-cell/>
          <table:table-cell office:value-type="string" calcext:value-type="string">
            <text:p>CONFIG_DM_ETH=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# CONFIG_REQUIRE_SERIAL_CONSOLE is no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USB=y</text:p>
          </table:table-cell>
          <table:table-cell/>
          <table:table-cell office:value-type="string" calcext:value-type="string">
            <text:p>CONFIG_USB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DM_USB=y</text:p>
          </table:table-cell>
          <table:table-cell/>
          <table:table-cell office:value-type="string" calcext:value-type="string">
            <text:p>CONFIG_DM_USB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USB_DWC2=y</text:p>
          </table:table-cell>
          <table:table-cell/>
          <table:table-cell office:value-type="string" calcext:value-type="string">
            <text:p>CONFIG_USB_DWC2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USB_STORAGE=y</text:p>
          </table:table-cell>
          <table:table-cell/>
          <table:table-cell office:value-type="string" calcext:value-type="string">
            <text:p>CONFIG_USB_STORAGE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USB_KEYBOARD=y</text:p>
          </table:table-cell>
          <table:table-cell/>
          <table:table-cell office:value-type="string" calcext:value-type="string">
            <text:p>CONFIG_USB_KEYBOARD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USB_HOST_ETHER=y</text:p>
          </table:table-cell>
          <table:table-cell/>
          <table:table-cell office:value-type="string" calcext:value-type="string">
            <text:p>CONFIG_USB_HOST_ETHER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USB_ETHER_SMSC95XX=y</text:p>
          </table:table-cell>
          <table:table-cell/>
          <table:table-cell office:value-type="string" calcext:value-type="string">
            <text:p>CONFIG_USB_ETHER_SMSC95XX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DM_VIDEO=y</text:p>
          </table:table-cell>
          <table:table-cell/>
          <table:table-cell office:value-type="string" calcext:value-type="string">
            <text:p>CONFIG_DM_VIDEO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SYS_WHITE_ON_BLACK=y</text:p>
          </table:table-cell>
          <table:table-cell/>
          <table:table-cell office:value-type="string" calcext:value-type="string">
            <text:p>CONFIG_SYS_WHITE_ON_BLACK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CONSOLE_SCROLL_LINES=10</text:p>
          </table:table-cell>
          <table:table-cell/>
          <table:table-cell office:value-type="string" calcext:value-type="string">
            <text:p>CONFIG_CONSOLE_SCROLL_LINES=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PHYS_TO_BUS=y</text:p>
          </table:table-cell>
          <table:table-cell/>
          <table:table-cell office:value-type="string" calcext:value-type="string">
            <text:p>CONFIG_PHYS_TO_BUS=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FIG_OF_LIBFDT_OVERLAY=y</text:p>
          </table:table-cell>
          <table:table-cell/>
          <table:table-cell office:value-type="string" calcext:value-type="string">
            <text:p>CONFIG_OF_LIBFDT_OVERLAY=y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vtrees" table:style-name="ta1">
        <table:table-column table:style-name="co18" table:default-cell-style-name="ce9"/>
        <table:table-column table:style-name="co1" table:default-cell-style-name="ce8"/>
        <table:table-column table:style-name="co1" table:number-columns-repeated="15" table:default-cell-style-name="ce9"/>
        <table:table-column table:style-name="co19" table:default-cell-style-name="ce9"/>
        <table:table-column table:style-name="co1" table:number-columns-repeated="8" table:default-cell-style-name="ce9"/>
        <table:table-column table:style-name="co20" table:default-cell-style-name="ce9"/>
        <table:table-column table:style-name="co1" table:number-columns-repeated="30" table:default-cell-style-name="ce9"/>
        <table:table-column table:style-name="co21" table:default-cell-style-name="ce9"/>
        <table:table-column table:style-name="co22" table:default-cell-style-name="ce9"/>
        <table:table-column table:style-name="co3" table:number-columns-repeated="940" table:default-cell-style-name="ce9"/>
        <table:table-row table:style-name="ro1">
          <table:table-cell table:style-name="ce5"/>
          <table:table-cell table:style-name="ce6" office:value-type="string" calcext:value-type="string">
            <text:p>bcm2835-rpi-b.dts</text:p>
          </table:table-cell>
          <table:table-cell table:style-name="ce5" table:number-columns-repeated="997"/>
        </table:table-row>
        <table:table-row table:style-name="ro1">
          <table:table-cell table:style-name="ce3"/>
          <table:table-cell table:style-name="ce7" office:value-type="string" calcext:value-type="string">
            <text:p>/memreserve/ 0x00000000 0x00001000;</text:p>
          </table:table-cell>
          <table:table-cell table:style-name="ce3" table:number-columns-repeated="55"/>
          <table:table-cell table:style-name="ce3" office:value-type="string" calcext:value-type="string">
            <text:p>bcm283x.dtsi</text:p>
          </table:table-cell>
          <table:table-cell table:style-name="ce5" table:number-columns-repeated="941"/>
        </table:table-row>
        <table:table-row table:style-name="ro1">
          <table:table-cell/>
          <table:table-cell office:value-type="string" calcext:value-type="string">
            <text:p>compatible = "brcm,bcm2835";</text:p>
          </table:table-cell>
          <table:table-cell table:number-columns-repeated="5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/>
          <table:table-cell office:value-type="string" calcext:value-type="string">
            <text:p>compatible = "brcm,bcm2835";</text:p>
          </table:table-cell>
          <table:table-cell table:number-columns-repeated="55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1">
          <table:table-cell/>
          <table:table-cell office:value-type="string" calcext:value-type="string">
            <text:p>compatible = "raspberrypi,model-b", "brcm,bcm2835";</text:p>
          </table:table-cell>
          <table:table-cell table:number-columns-repeated="55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/>
          <table:table-cell office:value-type="string" calcext:value-type="string">
            <text:p>model = "BCM2835";</text:p>
          </table:table-cell>
          <table:table-cell table:number-columns-repeated="5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/>
          <table:table-cell office:value-type="string" calcext:value-type="string">
            <text:p>model = "Raspberry Pi Model B";</text:p>
          </table:table-cell>
          <table:table-cell table:number-columns-repeated="55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/>
          <table:table-cell office:value-type="string" calcext:value-type="string">
            <text:p>interrupt-parent = &lt;&amp;intc&gt;;</text:p>
          </table:table-cell>
          <table:table-cell table:number-columns-repeated="5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/>
          <table:table-cell office:value-type="string" calcext:value-type="string">
            <text:p>#address-cells = &lt;1&gt;;</text:p>
          </table:table-cell>
          <table:table-cell table:number-columns-repeated="5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/>
          <table:table-cell office:value-type="string" calcext:value-type="string">
            <text:p>#size-cells = &lt;1&gt;;</text:p>
          </table:table-cell>
          <table:table-cell table:number-columns-repeated="5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style-name="ce3"/>
          <table:table-cell table:style-name="ce7" office:value-type="string" calcext:value-type="string">
            <text:p>memory</text:p>
          </table:table-cell>
          <table:table-cell table:style-name="ce3" table:number-columns-repeated="55"/>
          <table:table-cell table:style-name="ce3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device_type = "memory";</text:p>
          </table:table-cell>
          <table:table-cell table:number-columns-repeated="54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reg = &lt;0 0x10000000&gt;;</text:p>
          </table:table-cell>
          <table:table-cell table:number-columns-repeated="54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style-name="ce3"/>
          <table:table-cell table:style-name="ce7" office:value-type="string" calcext:value-type="string">
            <text:p>chosen</text:p>
          </table:table-cell>
          <table:table-cell table:style-name="ce3" table:number-columns-repeated="55"/>
          <table:table-cell table:style-name="ce3" office:value-type="string" calcext:value-type="string">
            <text:p>bcm283x.dtsi</text:p>
          </table:table-cell>
          <table:table-cell table:style-name="ce5"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bootargs = "earlyprintk console=ttyAMA0"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style-name="ce3"/>
          <table:table-cell table:style-name="ce7" office:value-type="string" calcext:value-type="string">
            <text:p>aliases</text:p>
          </table:table-cell>
          <table:table-cell table:style-name="ce3" table:number-columns-repeated="55"/>
          <table:table-cell table:style-name="ce3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ethernet0 = &amp;ethernet;</text:p>
          </table:table-cell>
          <table:table-cell table:number-columns-repeated="54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1">
          <table:table-cell table:style-name="ce3"/>
          <table:table-cell table:style-name="ce7" office:value-type="string" calcext:value-type="string">
            <text:p>cpus</text:p>
          </table:table-cell>
          <table:table-cell table:style-name="ce3" table:number-columns-repeated="55"/>
          <table:table-cell table:style-name="ce3" office:value-type="string" calcext:value-type="string">
            <text:p>bcm2835.dtsi</text:p>
          </table:table-cell>
          <table:table-cell table:style-name="ce5"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#address-cells = &lt;1&gt;;</text:p>
          </table:table-cell>
          <table:table-cell table:number-columns-repeated="54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#size-cells = &lt;0&gt;;</text:p>
          </table:table-cell>
          <table:table-cell table:number-columns-repeated="54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cpu@0</text:p>
          </table:table-cell>
          <table:table-cell table:number-columns-repeated="54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device_type = "cpu"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arm,arm1176jzf-s"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0&gt;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1">
          <table:table-cell table:style-name="ce3"/>
          <table:table-cell table:style-name="ce3" office:value-type="string" calcext:value-type="string">
            <text:p>thermal-zones</text:p>
          </table:table-cell>
          <table:table-cell table:style-name="ce3" table:number-columns-repeated="55"/>
          <table:table-cell table:style-name="ce3" office:value-type="string" calcext:value-type="string">
            <text:p>bcm283x.dtsi</text:p>
          </table:table-cell>
          <table:table-cell table:style-name="ce5" table:number-columns-repeated="941"/>
        </table:table-row>
        <table:table-row table:style-name="ro1">
          <table:table-cell office:value-type="string" calcext:value-type="string">
            <text:p>cpu_thermal</text:p>
          </table:table-cell>
          <table:table-cell/>
          <table:table-cell table:style-name="ce8" office:value-type="string" calcext:value-type="string">
            <text:p>cpu-thermal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polling-delay-passive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polling-delay = &lt;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thermal-sensors = &lt;&amp;thermal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coefficients = &lt;(-538) 407000&gt;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trips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/>
          <table:table-cell office:value-type="string" calcext:value-type="string">
            <text:p>cpu-crit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2"/>
          <table:table-cell office:value-type="string" calcext:value-type="string">
            <text:p>temperature= &lt;80000&gt;;</text:p>
          </table:table-cell>
          <table:table-cell table:number-columns-repeated="51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2"/>
          <table:table-cell office:value-type="string" calcext:value-type="string">
            <text:p>hysteresis= &lt;0&gt;;</text:p>
          </table:table-cell>
          <table:table-cell table:number-columns-repeated="51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2"/>
          <table:table-cell office:value-type="string" calcext:value-type="string">
            <text:p>type= "critical";</text:p>
          </table:table-cell>
          <table:table-cell table:number-columns-repeated="51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/>
          <table:table-cell office:value-type="string" calcext:value-type="string">
            <text:p>cooling-maps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style-name="ce3"/>
          <table:table-cell table:style-name="ce7" office:value-type="string" calcext:value-type="string">
            <text:p>leds</text:p>
          </table:table-cell>
          <table:table-cell table:style-name="ce3" table:number-columns-repeated="55"/>
          <table:table-cell table:style-name="ce3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5" office:value-type="string" calcext:value-type="string">
            <text:p>compatible = "gpio-leds";</text:p>
          </table:table-cell>
          <table:table-cell table:number-columns-repeated="54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5" office:value-type="string" calcext:value-type="string">
            <text:p>act</text:p>
          </table:table-cell>
          <table:table-cell table:number-columns-repeated="54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5"/>
          <table:table-cell office:value-type="string" calcext:value-type="string">
            <text:p>label = "AC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5"/>
          <table:table-cell office:value-type="string" calcext:value-type="string">
            <text:p>default-state = "keep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5"/>
          <table:table-cell office:value-type="string" calcext:value-type="string">
            <text:p>linux,default-trigger = "heartbea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5"/>
          <table:table-cell office:value-type="string" calcext:value-type="string">
            <text:p>gpios = &lt;&amp;gpio 16 1&gt;;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style-name="ce3" office:value-type="string" calcext:value-type="string">
            <text:p>soc</text:p>
          </table:table-cell>
          <table:table-cell table:style-name="ce7" office:value-type="string" calcext:value-type="string">
            <text:p>soc</text:p>
          </table:table-cell>
          <table:table-cell table:style-name="ce3" table:number-columns-repeated="55"/>
          <table:table-cell table:style-name="ce3" office:value-type="string" calcext:value-type="string">
            <text:p>bcm283x.dtsi</text:p>
          </table:table-cell>
          <table:table-cell table:style-name="ce5" table:number-columns-repeated="941"/>
        </table:table-row>
        <table:table-row table:style-name="ro1">
          <table:table-cell table:number-columns-repeated="2"/>
          <table:table-cell table:style-name="ce8" office:value-type="string" calcext:value-type="string">
            <text:p>compatible = "simple-bus"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office:value-type="string" calcext:value-type="string">
            <text:p>#address-cells = &lt;1&gt;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office:value-type="string" calcext:value-type="string">
            <text:p>#size-cells = &lt;1&gt;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office:value-type="string" calcext:value-type="string">
            <text:p>u-boot,dm-pre-reloc;</text:p>
          </table:table-cell>
          <table:table-cell table:number-columns-repeated="54"/>
          <table:table-cell table:style-name="ce5" office:value-type="string" calcext:value-type="string">
            <text:p>bcm283x-uboot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office:value-type="string" calcext:value-type="string">
            <text:p>ranges = &lt;0x7e000000 0x20000000 0x02000000&gt;;</text:p>
          </table:table-cell>
          <table:table-cell table:number-columns-repeated="54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office:value-type="string" calcext:value-type="string">
            <text:p>dma-ranges = &lt;0x40000000 0x00000000 0x20000000&gt;;</text:p>
          </table:table-cell>
          <table:table-cell table:number-columns-repeated="54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firmware</text:p>
          </table:table-cell>
          <table:table-cell/>
          <table:table-cell table:style-name="ce8" office:value-type="string" calcext:value-type="string">
            <text:p>firmware</text:p>
          </table:table-cell>
          <table:table-cell table:number-columns-repeated="54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compatible = "raspberrypi,bcm2835-firmware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mboxes = &lt;&amp;mailbox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power</text:p>
          </table:table-cell>
          <table:table-cell/>
          <table:table-cell table:style-name="ce8" office:value-type="string" calcext:value-type="string">
            <text:p>power</text:p>
          </table:table-cell>
          <table:table-cell table:number-columns-repeated="54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compatible = "raspberrypi,bcm2835-power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firmware = &lt;&amp;firmware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#power-domain-cells = &lt;1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office:value-type="string" calcext:value-type="string">
            <text:p>arm-pmu</text:p>
          </table:table-cell>
          <table:table-cell table:number-columns-repeated="54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compatible = "arm,arm1176-pmu"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office:value-type="string" calcext:value-type="string">
            <text:p>timer@7e003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compatible = "brcm,bcm2835-system-timer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reg = &lt;0x7e003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interrupts = &lt;1 0&gt;, &lt;1 1&gt;, &lt;1 2&gt;, &lt;1 3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clock-frequency = &lt;1000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dma</text:p>
          </table:table-cell>
          <table:table-cell/>
          <table:table-cell table:style-name="ce8" office:value-type="string" calcext:value-type="string">
            <text:p>dma@7e007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compatible = "brcm,bcm2835-dma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reg = &lt;0x7e007000 0xf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interrupts = &lt;1 16&gt;,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17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18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19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0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1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2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3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4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5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6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7&gt;,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4"/>
          <table:table-cell office:value-type="string" calcext:value-type="string">
            <text:p>&lt;1 28&gt;;</text:p>
          </table:table-cell>
          <table:table-cell table:number-columns-repeated="4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interrupt-names = "dma0",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1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2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3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4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5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6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7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8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9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10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11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12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13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14",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number-columns-repeated="7"/>
          <table:table-cell office:value-type="string" calcext:value-type="string">
            <text:p>"dma-shared-all";</text:p>
          </table:table-cell>
          <table:table-cell table:number-columns-repeated="46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#dma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brcm,dma-channel-mask = &lt;0x7f35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table:style-name="ce8" office:value-type="string" calcext:value-type="string">
            <text:p>interrupt-controller@7e00b2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compatible = "brcm,bcm2835-armctrl-ic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reg = &lt;0x7e00b200 0x2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interrupt-controller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#interrupt-cells = &lt;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office:value-type="string" calcext:value-type="string">
            <text:p>watchdog@7e10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compatible = "brcm,bcm2835-pm-wdt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reg = &lt;0x7e100000 0x28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clocks</text:p>
          </table:table-cell>
          <table:table-cell/>
          <table:table-cell table:style-name="ce8" office:value-type="string" calcext:value-type="string">
            <text:p>cprman@7e101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compatible = "brcm,bcm2835-cprman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#clock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reg = &lt;0x7e101000 0x2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clocks = &lt;&amp;clk_osc&gt;,</text:p>
          </table:table-cell>
          <table:table-cell table:number-columns-repeated="7"/>
          <table:table-cell office:value-type="string" calcext:value-type="string">
            <text:p>&lt;&amp;dsi0 0&gt;, &lt;&amp;dsi0 1&gt;, &lt;&amp;dsi0 2&gt;,</text:p>
          </table:table-cell>
          <table:table-cell table:number-columns-repeated="12"/>
          <table:table-cell office:value-type="string" calcext:value-type="string">
            <text:p>&lt;&amp;dsi1 0&gt;, &lt;&amp;dsi1 1&gt;, &lt;&amp;dsi1 2&gt;;</text:p>
          </table:table-cell>
          <table:table-cell table:number-columns-repeated="3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office:value-type="string" calcext:value-type="string">
            <text:p>rng@7e104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compatible = "brcm,bcm2835-rng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reg = &lt;0x7e104000 0x1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mailbox</text:p>
          </table:table-cell>
          <table:table-cell/>
          <table:table-cell table:style-name="ce8" office:value-type="string" calcext:value-type="string">
            <text:p>mailbox@7e00b88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compatible = "brcm,bcm2835-mbox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reg = &lt;0x7e00b880 0x4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interrupts = &lt;0 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office:value-type="string" calcext:value-type="string">
            <text:p>#mbox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gpio</text:p>
          </table:table-cell>
          <table:table-cell/>
          <table:table-cell table:style-name="ce8" office:value-type="string" calcext:value-type="string">
            <text:p>gpio@7e20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style-name="ce8" office:value-type="string" calcext:value-type="string">
            <text:p>compatible = "brcm,bcm2835-gpio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style-name="ce8" office:value-type="string" calcext:value-type="string">
            <text:p>reg = &lt;0x7e200000 0xb4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style-name="ce8" office:value-type="string" calcext:value-type="string">
            <text:p>interrupts = &lt;2 17&gt;, &lt;2 18&gt;, &lt;2 19&gt;, &lt;2 2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style-name="ce8" office:value-type="string" calcext:value-type="string">
            <text:p>gpio-controller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style-name="ce8" office:value-type="string" calcext:value-type="string">
            <text:p>#gpio-cells = &lt;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style-name="ce8" office:value-type="string" calcext:value-type="string">
            <text:p>interrupt-controller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style-name="ce8" office:value-type="string" calcext:value-type="string">
            <text:p>#interrupt-cells = &lt;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style-name="ce8"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style-name="ce8" office:value-type="string" calcext:value-type="string">
            <text:p>gpio-line-names = "SDA0",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CL0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A1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CL1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_GCLK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CAM_GPIO1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LAN_RUN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PI_CE1_N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PI_CE0_N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PI_MISO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PI_MOSI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PI_SCLK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12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13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TXD0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RXD0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TATUS_LED_N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17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18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19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20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21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22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23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24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GPIO25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26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CAM_GPIO0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CONFIG0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CONFIG1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CONFIG2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CONFIG3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2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3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4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5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6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7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8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39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PWM0_OUT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41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42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43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NC", /* GPIO44 */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PWM1_OUT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HDMI_HPD_P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CARD_DET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CLK_R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CMD_R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DATA0_R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DATA1_R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DATA2_R",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6"/>
          <table:table-cell office:value-type="string" calcext:value-type="string">
            <text:p>"SD_DATA3_R";</text:p>
          </table:table-cell>
          <table:table-cell table:number-columns-repeated="46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/>
          <table:table-cell table:style-name="ce8" office:value-type="string" calcext:value-type="string">
            <text:p>pinctrl-0 = &lt;&amp;gpioout &amp;alt0&gt;;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gpioout</text:p>
          </table:table-cell>
          <table:table-cell/>
          <table:table-cell table:style-name="ce8"/>
          <table:table-cell table:style-name="ce8" office:value-type="string" calcext:value-type="string">
            <text:p>gpioout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6&gt;;</text:p>
          </table:table-cell>
          <table:table-cell table:number-columns-repeated="52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GPIO_OUT&gt;;</text:p>
          </table:table-cell>
          <table:table-cell table:number-columns-repeated="52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alt0</text:p>
          </table:table-cell>
          <table:table-cell/>
          <table:table-cell table:style-name="ce8"/>
          <table:table-cell table:style-name="ce8" office:value-type="string" calcext:value-type="string">
            <text:p>alt0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4 5 7 8 9 10 11&gt;;</text:p>
          </table:table-cell>
          <table:table-cell table:number-columns-repeated="52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dpi_gpio0</text:p>
          </table:table-cell>
          <table:table-cell/>
          <table:table-cell table:style-name="ce8"/>
          <table:table-cell table:style-name="ce8" office:value-type="string" calcext:value-type="string">
            <text:p>dpi_gpio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0 1 2 3 4 5 6 7 8 9 10 11</text:p>
          </table:table-cell>
          <table:table-cell table:number-columns-repeated="13"/>
          <table:table-cell office:value-type="string" calcext:value-type="string">
            <text:p>12 13 14 15 16 17 18 19</text:p>
          </table:table-cell>
          <table:table-cell table:number-columns-repeated="8"/>
          <table:table-cell office:value-type="string" calcext:value-type="string">
            <text:p>20 21 22 23 24 25 26 27&gt;;</text:p>
          </table:table-cell>
          <table:table-cell table:number-columns-repeated="29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emmc_gpio22</text:p>
          </table:table-cell>
          <table:table-cell/>
          <table:table-cell table:style-name="ce8"/>
          <table:table-cell table:style-name="ce8" office:value-type="string" calcext:value-type="string">
            <text:p>emmc_gpio2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22 23 24 25 26 27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emmc_gpio34</text:p>
          </table:table-cell>
          <table:table-cell/>
          <table:table-cell table:style-name="ce8"/>
          <table:table-cell table:style-name="ce8" office:value-type="string" calcext:value-type="string">
            <text:p>emmc_gpio3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34 35 36 37 38 39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ull = &lt;BCM2835_PUD_OFF</text:p>
          </table:table-cell>
          <table:table-cell table:number-columns-repeated="12"/>
          <table:table-cell office:value-type="string" calcext:value-type="string">
            <text:p>BCM2835_PUD_UP</text:p>
          </table:table-cell>
          <table:table-cell table:number-columns-repeated="7"/>
          <table:table-cell office:value-type="string" calcext:value-type="string">
            <text:p>BCM2835_PUD_UP</text:p>
          </table:table-cell>
          <table:table-cell table:number-columns-repeated="7"/>
          <table:table-cell office:value-type="string" calcext:value-type="string">
            <text:p>BCM2835_PUD_UP</text:p>
          </table:table-cell>
          <table:table-cell table:number-columns-repeated="7"/>
          <table:table-cell office:value-type="string" calcext:value-type="string">
            <text:p>BCM2835_PUD_UP</text:p>
          </table:table-cell>
          <table:table-cell table:number-columns-repeated="7"/>
          <table:table-cell office:value-type="string" calcext:value-type="string">
            <text:p>BCM2835_PUD_UP&gt;;</text:p>
          </table:table-cell>
          <table:table-cell table:number-columns-repeated="7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emmc_gpio48</text:p>
          </table:table-cell>
          <table:table-cell/>
          <table:table-cell table:style-name="ce8"/>
          <table:table-cell table:style-name="ce8" office:value-type="string" calcext:value-type="string">
            <text:p>emmc_gpio4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48 49 50 51 52 5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gpclk0_gpio4</text:p>
          </table:table-cell>
          <table:table-cell/>
          <table:table-cell table:style-name="ce8"/>
          <table:table-cell table:style-name="ce8" office:value-type="string" calcext:value-type="string">
            <text:p>gpclk0_gpio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4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gpclk1_gpio5</text:p>
          </table:table-cell>
          <table:table-cell/>
          <table:table-cell table:style-name="ce8"/>
          <table:table-cell table:style-name="ce8" office:value-type="string" calcext:value-type="string">
            <text:p>gpclk1_gpio5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gpclk1_gpio42</text:p>
          </table:table-cell>
          <table:table-cell/>
          <table:table-cell table:style-name="ce8"/>
          <table:table-cell table:style-name="ce8" office:value-type="string" calcext:value-type="string">
            <text:p>gpclk1_gpio4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4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gpclk1_gpio44</text:p>
          </table:table-cell>
          <table:table-cell/>
          <table:table-cell table:style-name="ce8"/>
          <table:table-cell table:style-name="ce8" office:value-type="string" calcext:value-type="string">
            <text:p>gpclk1_gpio4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44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gpclk2_gpio6</text:p>
          </table:table-cell>
          <table:table-cell/>
          <table:table-cell table:style-name="ce8"/>
          <table:table-cell table:style-name="ce8" office:value-type="string" calcext:value-type="string">
            <text:p>gpclk2_gpio6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6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gpclk2_gpio43</text:p>
          </table:table-cell>
          <table:table-cell/>
          <table:table-cell table:style-name="ce8"/>
          <table:table-cell table:style-name="ce8" office:value-type="string" calcext:value-type="string">
            <text:p>gpclk2_gpio43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4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i2c0_gpio0</text:p>
          </table:table-cell>
          <table:table-cell/>
          <table:table-cell table:style-name="ce8"/>
          <table:table-cell table:style-name="ce8" office:value-type="string" calcext:value-type="string">
            <text:p>i2c0_gpio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0 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i2c0_gpio28</text:p>
          </table:table-cell>
          <table:table-cell/>
          <table:table-cell table:style-name="ce8"/>
          <table:table-cell table:style-name="ce8" office:value-type="string" calcext:value-type="string">
            <text:p>i2c0_gpio2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28 29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i2c0_gpio44</text:p>
          </table:table-cell>
          <table:table-cell/>
          <table:table-cell table:style-name="ce8"/>
          <table:table-cell table:style-name="ce8" office:value-type="string" calcext:value-type="string">
            <text:p>i2c0_gpio4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44 4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i2c1_gpio2</text:p>
          </table:table-cell>
          <table:table-cell/>
          <table:table-cell table:style-name="ce8"/>
          <table:table-cell table:style-name="ce8" office:value-type="string" calcext:value-type="string">
            <text:p>i2c1_gpio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2 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i2c1_gpio44</text:p>
          </table:table-cell>
          <table:table-cell/>
          <table:table-cell table:style-name="ce8"/>
          <table:table-cell table:style-name="ce8" office:value-type="string" calcext:value-type="string">
            <text:p>i2c1_gpio4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44 4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i2c_slave_gpio18</text:p>
          </table:table-cell>
          <table:table-cell/>
          <table:table-cell table:style-name="ce8"/>
          <table:table-cell table:style-name="ce8" office:value-type="string" calcext:value-type="string">
            <text:p>i2c_slave_gpio1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18 19 20 2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jtag_gpio4</text:p>
          </table:table-cell>
          <table:table-cell/>
          <table:table-cell table:style-name="ce8"/>
          <table:table-cell table:style-name="ce8" office:value-type="string" calcext:value-type="string">
            <text:p>jtag_gpio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4 5 6 12 1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4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jtag_gpio22</text:p>
          </table:table-cell>
          <table:table-cell/>
          <table:table-cell table:style-name="ce8"/>
          <table:table-cell table:style-name="ce8" office:value-type="string" calcext:value-type="string">
            <text:p>jtag_gpio2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22 23 24 25 26 27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4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pcm_gpio18</text:p>
          </table:table-cell>
          <table:table-cell/>
          <table:table-cell table:style-name="ce8"/>
          <table:table-cell table:style-name="ce8" office:value-type="string" calcext:value-type="string">
            <text:p>pcm_gpio1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18 19 20 2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pcm_gpio28</text:p>
          </table:table-cell>
          <table:table-cell/>
          <table:table-cell table:style-name="ce8"/>
          <table:table-cell table:style-name="ce8" office:value-type="string" calcext:value-type="string">
            <text:p>pcm_gpio2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28 29 30 3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pwm0_gpio12</text:p>
          </table:table-cell>
          <table:table-cell/>
          <table:table-cell table:style-name="ce8"/>
          <table:table-cell table:style-name="ce8" office:value-type="string" calcext:value-type="string">
            <text:p>pwm0_gpio1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1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pwm0_gpio18</text:p>
          </table:table-cell>
          <table:table-cell/>
          <table:table-cell table:style-name="ce8"/>
          <table:table-cell table:style-name="ce8" office:value-type="string" calcext:value-type="string">
            <text:p>pwm0_gpio1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18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pwm0_gpio40</text:p>
          </table:table-cell>
          <table:table-cell/>
          <table:table-cell table:style-name="ce8"/>
          <table:table-cell table:style-name="ce8" office:value-type="string" calcext:value-type="string">
            <text:p>pwm0_gpio4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4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pwm1_gpio13</text:p>
          </table:table-cell>
          <table:table-cell/>
          <table:table-cell table:style-name="ce8"/>
          <table:table-cell table:style-name="ce8" office:value-type="string" calcext:value-type="string">
            <text:p>pwm1_gpio13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1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pwm1_gpio19</text:p>
          </table:table-cell>
          <table:table-cell/>
          <table:table-cell table:style-name="ce8"/>
          <table:table-cell table:style-name="ce8" office:value-type="string" calcext:value-type="string">
            <text:p>pwm1_gpio19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19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pwm1_gpio41</text:p>
          </table:table-cell>
          <table:table-cell/>
          <table:table-cell table:style-name="ce8"/>
          <table:table-cell table:style-name="ce8" office:value-type="string" calcext:value-type="string">
            <text:p>pwm1_gpio41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4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pwm1_gpio45</text:p>
          </table:table-cell>
          <table:table-cell/>
          <table:table-cell table:style-name="ce8"/>
          <table:table-cell table:style-name="ce8" office:value-type="string" calcext:value-type="string">
            <text:p>pwm1_gpio45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4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sdhost_gpio48</text:p>
          </table:table-cell>
          <table:table-cell/>
          <table:table-cell table:style-name="ce8"/>
          <table:table-cell table:style-name="ce8" office:value-type="string" calcext:value-type="string">
            <text:p>sdhost_gpio4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48 49 50 51 52 5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spi0_gpio7</text:p>
          </table:table-cell>
          <table:table-cell/>
          <table:table-cell table:style-name="ce8"/>
          <table:table-cell table:style-name="ce8" office:value-type="string" calcext:value-type="string">
            <text:p>spi0_gpio7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7 8 9 10 1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spi0_gpio35</text:p>
          </table:table-cell>
          <table:table-cell/>
          <table:table-cell table:style-name="ce8"/>
          <table:table-cell table:style-name="ce8" office:value-type="string" calcext:value-type="string">
            <text:p>spi0_gpio35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35 36 37 38 39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spi1_gpio16</text:p>
          </table:table-cell>
          <table:table-cell/>
          <table:table-cell table:style-name="ce8"/>
          <table:table-cell table:style-name="ce8" office:value-type="string" calcext:value-type="string">
            <text:p>spi1_gpio16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16 17 18 19 20 2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4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spi2_gpio40</text:p>
          </table:table-cell>
          <table:table-cell/>
          <table:table-cell table:style-name="ce8"/>
          <table:table-cell table:style-name="ce8" office:value-type="string" calcext:value-type="string">
            <text:p>spi2_gpio4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40 41 42 43 44 4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4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uart0_gpio14</text:p>
          </table:table-cell>
          <table:table-cell/>
          <table:table-cell table:style-name="ce8"/>
          <table:table-cell table:style-name="ce8" office:value-type="string" calcext:value-type="string">
            <text:p>uart0_gpio1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14 1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0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uart0_ctsrts_gpio16</text:p>
          </table:table-cell>
          <table:table-cell/>
          <table:table-cell table:style-name="ce8"/>
          <table:table-cell table:style-name="ce8" office:value-type="string" calcext:value-type="string">
            <text:p>uart0_ctsrts_gpio16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16 17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uart0_ctsrts_gpio30</text:p>
          </table:table-cell>
          <table:table-cell/>
          <table:table-cell table:style-name="ce8"/>
          <table:table-cell table:style-name="ce8" office:value-type="string" calcext:value-type="string">
            <text:p>uart0_ctsrts_gpio3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30 3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uart0_gpio32</text:p>
          </table:table-cell>
          <table:table-cell/>
          <table:table-cell table:style-name="ce8"/>
          <table:table-cell table:style-name="ce8" office:value-type="string" calcext:value-type="string">
            <text:p>uart0_gpio3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32 3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uart0_gpio36</text:p>
          </table:table-cell>
          <table:table-cell/>
          <table:table-cell table:style-name="ce8"/>
          <table:table-cell table:style-name="ce8" office:value-type="string" calcext:value-type="string">
            <text:p>uart0_gpio36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36 37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uart0_ctsrts_gpio38</text:p>
          </table:table-cell>
          <table:table-cell/>
          <table:table-cell table:style-name="ce8"/>
          <table:table-cell table:style-name="ce8" office:value-type="string" calcext:value-type="string">
            <text:p>uart0_ctsrts_gpio38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38 39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2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uart1_gpio14</text:p>
          </table:table-cell>
          <table:table-cell/>
          <table:table-cell table:style-name="ce8"/>
          <table:table-cell table:style-name="ce8" office:value-type="string" calcext:value-type="string">
            <text:p>uart1_gpio14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14 1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uart1_ctsrts_gpio16</text:p>
          </table:table-cell>
          <table:table-cell/>
          <table:table-cell table:style-name="ce8"/>
          <table:table-cell table:style-name="ce8" office:value-type="string" calcext:value-type="string">
            <text:p>uart1_ctsrts_gpio16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16 17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uart1_gpio32</text:p>
          </table:table-cell>
          <table:table-cell/>
          <table:table-cell table:style-name="ce8"/>
          <table:table-cell table:style-name="ce8" office:value-type="string" calcext:value-type="string">
            <text:p>uart1_gpio3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32 3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uart1_ctsrts_gpio30</text:p>
          </table:table-cell>
          <table:table-cell/>
          <table:table-cell table:style-name="ce8"/>
          <table:table-cell table:style-name="ce8" office:value-type="string" calcext:value-type="string">
            <text:p>uart1_ctsrts_gpio3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30 3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uart1_gpio40</text:p>
          </table:table-cell>
          <table:table-cell/>
          <table:table-cell table:style-name="ce8"/>
          <table:table-cell table:style-name="ce8" office:value-type="string" calcext:value-type="string">
            <text:p>uart1_gpio40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40 41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uart1_ctsrts_gpio42</text:p>
          </table:table-cell>
          <table:table-cell/>
          <table:table-cell table:style-name="ce8"/>
          <table:table-cell table:style-name="ce8" office:value-type="string" calcext:value-type="string">
            <text:p>uart1_ctsrts_gpio42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pins = &lt;42 43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table:style-name="ce8" table:number-columns-repeated="2"/>
          <table:table-cell office:value-type="string" calcext:value-type="string">
            <text:p>brcm,function = &lt;BCM2835_FSEL_ALT5&gt;;</text:p>
          </table:table-cell>
          <table:table-cell table:number-columns-repeated="5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uart0</text:p>
          </table:table-cell>
          <table:table-cell/>
          <table:table-cell table:style-name="ce8" office:value-type="string" calcext:value-type="string">
            <text:p>serial@7e201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pl011", "arm,pl011", "arm,primecell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201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interrupts = &lt;2 25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s = &lt;&amp;clocks BCM2835_CLOCK_UART&gt;,</text:p>
          </table:table-cell>
          <table:table-cell table:number-columns-repeated="17"/>
          <table:table-cell office:value-type="string" calcext:value-type="string">
            <text:p>&lt;&amp;clocks BCM2835_CLOCK_VPU&gt;;</text:p>
          </table:table-cell>
          <table:table-cell table:number-columns-repeated="3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-names = "uartclk", "apb_pclk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arm,primecell-periphid = &lt;0x0024101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kip-init;</text:p>
          </table:table-cell>
          <table:table-cell table:number-columns-repeated="53"/>
          <table:table-cell table:style-name="ce5" office:value-type="string" calcext:value-type="string">
            <text:p>bcm283x-uboot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u-boot,dm-pre-reloc;</text:p>
          </table:table-cell>
          <table:table-cell table:number-columns-repeated="53"/>
          <table:table-cell table:style-name="ce5" office:value-type="string" calcext:value-type="string">
            <text:p>bcm283x-uboot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pinctrl-0 = &lt;&amp;uart0_gpio14&gt;;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sdhost</text:p>
          </table:table-cell>
          <table:table-cell/>
          <table:table-cell office:value-type="string" calcext:value-type="string">
            <text:p>mmc@7e202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sdhost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202000 0x1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interrupts = &lt;2 24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pinctrl-0 = &lt;&amp;sdhost_gpio48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bus-width = &lt;4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dmas = &lt;&amp;dma 13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dma-names = "rx-tx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i2s</text:p>
          </table:table-cell>
          <table:table-cell/>
          <table:table-cell office:value-type="string" calcext:value-type="string">
            <text:p>i2s@7e203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i2s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203000 0x20&gt;,</text:p>
          </table:table-cell>
          <table:table-cell table:number-columns-repeated="10"/>
          <table:table-cell office:value-type="string" calcext:value-type="string">
            <text:p>&lt;0x7e101098 0x02&gt;;</text:p>
          </table:table-cell>
          <table:table-cell table:number-columns-repeated="4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dmas = &lt;&amp;dma 2&gt;,</text:p>
          </table:table-cell>
          <table:table-cell table:number-columns-repeated="7"/>
          <table:table-cell office:value-type="string" calcext:value-type="string">
            <text:p>&lt;&amp;dma 3&gt;;</text:p>
          </table:table-cell>
          <table:table-cell table:number-columns-repeated="45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dma-names = "tx", "rx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spi</text:p>
          </table:table-cell>
          <table:table-cell/>
          <table:table-cell office:value-type="string" calcext:value-type="string">
            <text:p>spi@7e204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spi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204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interrupts = &lt;2 2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i2c0</text:p>
          </table:table-cell>
          <table:table-cell/>
          <table:table-cell office:value-type="string" calcext:value-type="string">
            <text:p>i2c@7e205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i2c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205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interrupts = &lt;2 2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pinctrl-0 = &lt;&amp;i2c0_gpio0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-frequency = &lt;100000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pixelvalve@7e206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pixelvalve0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206000 0x1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interrupts = &lt;2 13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pixelvalve@7e207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pixelvalve1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207000 0x1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interrupts = &lt;2 14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dsi0</text:p>
          </table:table-cell>
          <table:table-cell/>
          <table:table-cell office:value-type="string" calcext:value-type="string">
            <text:p>dsi@7e209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dsi0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209000 0x78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interrupts = &lt;2 4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clock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s = &lt;&amp;clocks BCM2835_PLLA_DSI0&gt;,</text:p>
          </table:table-cell>
          <table:table-cell table:number-columns-repeated="15"/>
          <table:table-cell office:value-type="string" calcext:value-type="string">
            <text:p>&lt;&amp;clocks BCM2835_CLOCK_DSI0E&gt;,</text:p>
          </table:table-cell>
          <table:table-cell table:number-columns-repeated="14"/>
          <table:table-cell office:value-type="string" calcext:value-type="string">
            <text:p>&lt;&amp;clocks BCM2835_CLOCK_DSI0P&gt;;</text:p>
          </table:table-cell>
          <table:table-cell table:number-columns-repeated="2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-names = "phy", "escape", "pixel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-output-names = "dsi0_byte",</text:p>
          </table:table-cell>
          <table:table-cell table:number-columns-repeated="13"/>
          <table:table-cell office:value-type="string" calcext:value-type="string">
            <text:p>"dsi0_ddr2",</text:p>
          </table:table-cell>
          <table:table-cell table:number-columns-repeated="5"/>
          <table:table-cell office:value-type="string" calcext:value-type="string">
            <text:p>"dsi0_ddr";</text:p>
          </table:table-cell>
          <table:table-cell table:number-columns-repeated="3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power-domains = &lt;&amp;power RPI_POWER_DOMAIN_DSI0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thermal</text:p>
          </table:table-cell>
          <table:table-cell/>
          <table:table-cell office:value-type="string" calcext:value-type="string">
            <text:p>thermal@7e212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thermal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thermal"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212000 0x8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s = &lt;&amp;clocks BCM2835_CLOCK_TSENS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thermal-sensor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aux</text:p>
          </table:table-cell>
          <table:table-cell/>
          <table:table-cell office:value-type="string" calcext:value-type="string">
            <text:p>aux@0x7e215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aux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clock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215000 0x8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uart1</text:p>
          </table:table-cell>
          <table:table-cell/>
          <table:table-cell office:value-type="string" calcext:value-type="string">
            <text:p>serial@7e21504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aux-uart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215040 0x4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interrupts = &lt;1 29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s = &lt;&amp;aux BCM2835_AUX_CLOCK_UART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kip-init;</text:p>
          </table:table-cell>
          <table:table-cell table:number-columns-repeated="53"/>
          <table:table-cell table:style-name="ce5" office:value-type="string" calcext:value-type="string">
            <text:p>bcm283x-uboot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u-boot,dm-pre-reloc;</text:p>
          </table:table-cell>
          <table:table-cell table:number-columns-repeated="53"/>
          <table:table-cell table:style-name="ce5" office:value-type="string" calcext:value-type="string">
            <text:p>bcm283x-uboot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spi1</text:p>
          </table:table-cell>
          <table:table-cell/>
          <table:table-cell office:value-type="string" calcext:value-type="string">
            <text:p>spi@7e21508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aux-spi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215080 0x4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interrupts = &lt;1 29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s = &lt;&amp;aux BCM2835_AUX_CLOCK_SPI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spi2</text:p>
          </table:table-cell>
          <table:table-cell/>
          <table:table-cell office:value-type="string" calcext:value-type="string">
            <text:p>spi@7e2150c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aux-spi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2150c0 0x4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interrupts = &lt;1 29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s = &lt;&amp;aux BCM2835_AUX_CLOCK_SPI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pwm</text:p>
          </table:table-cell>
          <table:table-cell/>
          <table:table-cell office:value-type="string" calcext:value-type="string">
            <text:p>pwm@7e20c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pwm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20c000 0x28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s = &lt;&amp;clocks BCM2835_CLOCK_PWM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assigned-clocks = &lt;&amp;clocks BCM2835_CLOCK_PWM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assigned-clock-rates = &lt;10000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pinctrl-0 = &lt;&amp;pwm0_gpio40 &amp;pwm1_gpio45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pwm-cells = &lt;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sdhci</text:p>
          </table:table-cell>
          <table:table-cell/>
          <table:table-cell office:value-type="string" calcext:value-type="string">
            <text:p>sdhci@7e30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sdhci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300000 0x1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interrupts = &lt;2 3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bus-width = &lt;4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pinctrl-0 = &lt;&amp;emmc_gpio48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s = &lt;&amp;clocks BCM2835_CLOCK_EMMC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hvs@7e40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hvs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400000 0x6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interrupts = &lt;2 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dsi1</text:p>
          </table:table-cell>
          <table:table-cell/>
          <table:table-cell office:value-type="string" calcext:value-type="string">
            <text:p>dsi@7e70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dsi1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700000 0x8c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interrupts = &lt;2 1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clock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s = &lt;&amp;clocks BCM2835_PLLD_DSI1&gt;,</text:p>
          </table:table-cell>
          <table:table-cell table:number-columns-repeated="16"/>
          <table:table-cell office:value-type="string" calcext:value-type="string">
            <text:p>&lt;&amp;clocks BCM2835_CLOCK_DSI1E&gt;,</text:p>
          </table:table-cell>
          <table:table-cell table:number-columns-repeated="14"/>
          <table:table-cell office:value-type="string" calcext:value-type="string">
            <text:p>&lt;&amp;clocks BCM2835_CLOCK_DSI1P&gt;;</text:p>
          </table:table-cell>
          <table:table-cell table:number-columns-repeated="21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-names = "phy", "escape", "pixel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-output-names = "dsi1_byte",</text:p>
          </table:table-cell>
          <table:table-cell table:number-columns-repeated="13"/>
          <table:table-cell office:value-type="string" calcext:value-type="string">
            <text:p>"dsi1_ddr2",</text:p>
          </table:table-cell>
          <table:table-cell table:number-columns-repeated="5"/>
          <table:table-cell office:value-type="string" calcext:value-type="string">
            <text:p>"dsi1_ddr";</text:p>
          </table:table-cell>
          <table:table-cell table:number-columns-repeated="3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power-domains = &lt;&amp;power RPI_POWER_DOMAIN_DSI1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i2c1</text:p>
          </table:table-cell>
          <table:table-cell/>
          <table:table-cell office:value-type="string" calcext:value-type="string">
            <text:p>i2c@7e804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i2c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804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interrupts = &lt;2 2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pinctrl-names = "default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pinctrl-0 = &lt;&amp;i2c1_gpio2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-frequency = &lt;100000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i2c2</text:p>
          </table:table-cell>
          <table:table-cell/>
          <table:table-cell office:value-type="string" calcext:value-type="string">
            <text:p>i2c@7e805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i2c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805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interrupts = &lt;2 2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s = &lt;&amp;clocks BCM2835_CLOCK_VPU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vec</text:p>
          </table:table-cell>
          <table:table-cell/>
          <table:table-cell office:value-type="string" calcext:value-type="string">
            <text:p>vec@7e806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vec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806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s = &lt;&amp;clocks BCM2835_CLOCK_VEC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interrupts = &lt;2 27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power-domains = &lt;&amp;power RPI_POWER_DOMAIN_VEC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pixelvalve@7e807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pixelvalve2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807000 0x1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interrupts = &lt;2 1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hdmi</text:p>
          </table:table-cell>
          <table:table-cell/>
          <table:table-cell office:value-type="string" calcext:value-type="string">
            <text:p>hdmi@7e902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hdmi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902000 0x600&gt;,</text:p>
          </table:table-cell>
          <table:table-cell table:number-columns-repeated="10"/>
          <table:table-cell office:value-type="string" calcext:value-type="string">
            <text:p>&lt;0x7e808000 0x100&gt;;</text:p>
          </table:table-cell>
          <table:table-cell table:number-columns-repeated="42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interrupts = &lt;2 8&gt;, &lt;2 9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ddc = &lt;&amp;i2c2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hpd-gpios = &lt;&amp;gpio 46 GPIO_ACTIVE_HIGH&gt;;</text:p>
          </table:table-cell>
          <table:table-cell table:number-columns-repeated="53"/>
          <table:table-cell table:style-name="ce5" office:value-type="string" calcext:value-type="string">
            <text:p>bcm2835-rpi-b.dts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s = &lt;&amp;clocks BCM2835_PLLH_PIX&gt;,</text:p>
          </table:table-cell>
          <table:table-cell table:number-columns-repeated="15"/>
          <table:table-cell office:value-type="string" calcext:value-type="string">
            <text:p>&lt;&amp;clocks BCM2835_CLOCK_HSM&gt;;</text:p>
          </table:table-cell>
          <table:table-cell table:number-columns-repeated="37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-names = "pixel", "hdmi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dmas = &lt;&amp;dma 17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dma-names = "audio-rx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power-domains = &lt;&amp;power RPI_POWER_DOMAIN_HDMI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disable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status = "okay"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usb</text:p>
          </table:table-cell>
          <table:table-cell/>
          <table:table-cell office:value-type="string" calcext:value-type="string">
            <text:p>usb@7e98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usb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980000 0x10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interrupts = &lt;1 9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address-cells = &lt;1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size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s = &lt;&amp;clk_usb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-names = "otg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phys = &lt;&amp;usbphy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phy-names = "usb2-phy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power-domains = &lt;&amp;power RPI_POWER_DOMAIN_USB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dr_mode = "host";</text:p>
          </table:table-cell>
          <table:table-cell table:number-columns-repeated="53"/>
          <table:table-cell table:style-name="ce5" office:value-type="string" calcext:value-type="string">
            <text:p>bcm283x-rpi-usb-host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usb1@1 </text:p>
          </table:table-cell>
          <table:table-cell table:number-columns-repeated="53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1">
          <table:table-cell table:number-columns-repeated="4"/>
          <table:table-cell office:value-type="string" calcext:value-type="string">
            <text:p>compatible = "usb424,9512";</text:p>
          </table:table-cell>
          <table:table-cell table:number-columns-repeated="52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1">
          <table:table-cell table:number-columns-repeated="4"/>
          <table:table-cell office:value-type="string" calcext:value-type="string">
            <text:p>reg = &lt;1&gt;;</text:p>
          </table:table-cell>
          <table:table-cell table:number-columns-repeated="52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1">
          <table:table-cell table:number-columns-repeated="4"/>
          <table:table-cell office:value-type="string" calcext:value-type="string">
            <text:p>#address-cells = &lt;1&gt;;</text:p>
          </table:table-cell>
          <table:table-cell table:number-columns-repeated="52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1">
          <table:table-cell table:number-columns-repeated="4"/>
          <table:table-cell office:value-type="string" calcext:value-type="string">
            <text:p>#size-cells = &lt;0&gt;;</text:p>
          </table:table-cell>
          <table:table-cell table:number-columns-repeated="52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ethernet</text:p>
          </table:table-cell>
          <table:table-cell table:number-columns-repeated="3"/>
          <table:table-cell office:value-type="string" calcext:value-type="string">
            <text:p>usbether@1</text:p>
          </table:table-cell>
          <table:table-cell table:number-columns-repeated="52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1">
          <table:table-cell table:number-columns-repeated="5"/>
          <table:table-cell office:value-type="string" calcext:value-type="string">
            <text:p>compatible = "usb424,ec00";</text:p>
          </table:table-cell>
          <table:table-cell table:number-columns-repeated="51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1">
          <table:table-cell table:number-columns-repeated="5"/>
          <table:table-cell office:value-type="string" calcext:value-type="string">
            <text:p>reg = &lt;1&gt;;</text:p>
          </table:table-cell>
          <table:table-cell table:number-columns-repeated="51"/>
          <table:table-cell table:style-name="ce5" office:value-type="string" calcext:value-type="string">
            <text:p>bcm283x-rpi-smsc9512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v3d</text:p>
          </table:table-cell>
          <table:table-cell/>
          <table:table-cell office:value-type="string" calcext:value-type="string">
            <text:p>v3d@7ec00000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v3d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0x7ec00000 0x1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interrupts = &lt;1 1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power-domains = &lt;&amp;power RPI_POWER_DOMAIN_V3D&gt;;</text:p>
          </table:table-cell>
          <table:table-cell table:number-columns-repeated="53"/>
          <table:table-cell table:style-name="ce5" office:value-type="string" calcext:value-type="string">
            <text:p>bcm2835-rpi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vc4</text:p>
          </table:table-cell>
          <table:table-cell/>
          <table:table-cell office:value-type="string" calcext:value-type="string">
            <text:p>gpu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brcm,bcm2835-vc4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style-name="ce3"/>
          <table:table-cell table:style-name="ce3" office:value-type="string" calcext:value-type="string">
            <text:p>clocks</text:p>
          </table:table-cell>
          <table:table-cell table:style-name="ce3" table:number-columns-repeated="55"/>
          <table:table-cell table:style-name="ce3" office:value-type="string" calcext:value-type="string">
            <text:p>bcm283x.dtsi</text:p>
          </table:table-cell>
          <table:table-cell table:style-name="ce5"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compatible = "simple-bus"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#address-cells = &lt;1&gt;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#size-cells = &lt;0&gt;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clk_osc</text:p>
          </table:table-cell>
          <table:table-cell/>
          <table:table-cell office:value-type="string" calcext:value-type="string">
            <text:p>clock@3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fixed-clock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3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clock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-output-names = "osc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-frequency = &lt;19200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office:value-type="string" calcext:value-type="string">
            <text:p>clk_usb</text:p>
          </table:table-cell>
          <table:table-cell/>
          <table:table-cell office:value-type="string" calcext:value-type="string">
            <text:p>clock@4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ompatible = "fixed-clock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reg = &lt;4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#clock-cells = &lt;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-output-names = "otg"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number-columns-repeated="3"/>
          <table:table-cell office:value-type="string" calcext:value-type="string">
            <text:p>clock-frequency = &lt;480000000&gt;;</text:p>
          </table:table-cell>
          <table:table-cell table:number-columns-repeated="53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>
          <table:table-cell table:style-name="ce3" office:value-type="string" calcext:value-type="string">
            <text:p>usbphy</text:p>
          </table:table-cell>
          <table:table-cell table:style-name="ce3" office:value-type="string" calcext:value-type="string">
            <text:p>phy</text:p>
          </table:table-cell>
          <table:table-cell table:style-name="ce3" table:number-columns-repeated="55"/>
          <table:table-cell table:style-name="ce3" office:value-type="string" calcext:value-type="string">
            <text:p>bcm283x.dtsi</text:p>
          </table:table-cell>
          <table:table-cell table:style-name="ce5" table:number-columns-repeated="941"/>
        </table:table-row>
        <table:table-row table:style-name="ro1">
          <table:table-cell table:number-columns-repeated="2"/>
          <table:table-cell office:value-type="string" calcext:value-type="string">
            <text:p>compatible = "usb-nop-xceiv";</text:p>
          </table:table-cell>
          <table:table-cell table:number-columns-repeated="54"/>
          <table:table-cell table:style-name="ce5" office:value-type="string" calcext:value-type="string">
            <text:p>bcm283x.dtsi</text:p>
          </table:table-cell>
          <table:table-cell table:number-columns-repeated="941"/>
        </table:table-row>
        <table:table-row table:style-name="ro1" table:number-rows-repeated="1048015">
          <table:table-cell table:number-columns-repeated="999"/>
        </table:table-row>
        <table:table-row table:style-name="ro2" table:number-rows-repeated="2">
          <table:table-cell table:number-columns-repeated="999"/>
        </table:table-row>
        <table:table-row table:style-name="ro2">
          <table:table-cell table:number-columns-repeated="999"/>
        </table:table-row>
      </table:table>
      <table:table table:name="devtree_rpi-linux" table:style-name="ta1">
        <table:table-column table:style-name="co18" table:default-cell-style-name="ce9"/>
        <table:table-column table:style-name="co1" table:default-cell-style-name="ce8"/>
        <table:table-column table:style-name="co1" table:number-columns-repeated="15" table:default-cell-style-name="ce9"/>
        <table:table-column table:style-name="co19" table:default-cell-style-name="ce9"/>
        <table:table-column table:style-name="co1" table:number-columns-repeated="8" table:default-cell-style-name="ce9"/>
        <table:table-column table:style-name="co20" table:default-cell-style-name="ce9"/>
        <table:table-column table:style-name="co1" table:number-columns-repeated="30" table:default-cell-style-name="ce9"/>
        <table:table-column table:style-name="co21" table:default-cell-style-name="ce9"/>
        <table:table-column table:style-name="co22" table:default-cell-style-name="ce9"/>
        <table:table-column table:style-name="co3" table:number-columns-repeated="940" table:default-cell-style-name="ce9"/>
        <table:table-row table:style-name="ro1">
          <table:table-cell table:style-name="ce19"/>
          <table:table-cell table:style-name="ce20" office:value-type="string" calcext:value-type="string">
            <text:p>bcm2708-rpi-b.dts</text:p>
          </table:table-cell>
          <table:table-cell table:style-name="ce19" table:number-columns-repeated="56"/>
          <table:table-cell table:style-name="ce5" table:number-columns-repeated="941"/>
        </table:table-row>
        <table:table-row table:style-name="ro1" table:number-rows-repeated="1048013">
          <table:table-cell table:number-columns-repeated="999"/>
        </table:table-row>
        <table:table-row table:style-name="ro2" table:number-rows-repeated="561">
          <table:table-cell table:number-columns-repeated="999"/>
        </table:table-row>
        <table:table-row table:style-name="ro2"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apey" svg:font-family="Arapey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fo:margin-top="6mm" fo:margin-bottom="6mm" fo:margin-left="6.4mm" fo:margin-right="6.4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7">00/00/0000</text:date>, <text:time style:data-style-name="N2" text:time-value="05:40:58.9104590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2T06:18:12.898630540</meta:creation-date>
    <meta:generator>LibreOffice/5.4.6.2$Linux_X86_64 LibreOffice_project/40m0$Build-2</meta:generator>
    <dc:date>2018-05-07T15:29:49.637995989</dc:date>
    <meta:editing-duration>PT14H5M5S</meta:editing-duration>
    <meta:editing-cycles>964</meta:editing-cycles>
    <meta:document-statistic meta:table-count="6" meta:cell-count="4122" meta:object-count="0"/>
  </office:meta>
</office:document-meta>
</file>